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7.4pt"/>
    </style:style>
    <style:style style:name="co3" style:family="table-column">
      <style:table-column-properties fo:break-before="auto" style:column-width="43.91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81.5pt"/>
    </style:style>
    <style:style style:name="co6" style:family="table-column">
      <style:table-column-properties fo:break-before="auto" style:column-width="11.76pt"/>
    </style:style>
    <style:style style:name="co7" style:family="table-column">
      <style:table-column-properties fo:break-before="auto" style:column-width="82.26pt"/>
    </style:style>
    <style:style style:name="co8" style:family="table-column">
      <style:table-column-properties fo:break-before="auto" style:column-width="34.44pt"/>
    </style:style>
    <style:style style:name="co9" style:family="table-column">
      <style:table-column-properties fo:break-before="auto" style:column-width="90.11pt"/>
    </style:style>
    <style:style style:name="co10" style:family="table-column">
      <style:table-column-properties fo:break-before="auto" style:column-width="31.29pt"/>
    </style:style>
    <style:style style:name="co11" style:family="table-column">
      <style:table-column-properties fo:break-before="auto" style:column-width="7.8pt"/>
    </style:style>
    <style:style style:name="co12" style:family="table-column">
      <style:table-column-properties fo:break-before="auto" style:column-width="95.19pt"/>
    </style:style>
    <style:style style:name="co13" style:family="table-column">
      <style:table-column-properties fo:break-before="auto" style:column-width="42.29pt"/>
    </style:style>
    <style:style style:name="co14" style:family="table-column">
      <style:table-column-properties fo:break-before="auto" style:column-width="97.14pt"/>
    </style:style>
    <style:style style:name="co15" style:family="table-column">
      <style:table-column-properties fo:break-before="auto" style:column-width="12.5pt"/>
    </style:style>
    <style:style style:name="co16" style:family="table-column">
      <style:table-column-properties fo:break-before="auto" style:column-width="96.35pt"/>
    </style:style>
    <style:style style:name="co17" style:family="table-column">
      <style:table-column-properties fo:break-before="auto" style:column-width="25.85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89.29pt"/>
    </style:style>
    <style:style style:name="co20" style:family="table-column">
      <style:table-column-properties fo:break-before="auto" style:column-width="30.95pt"/>
    </style:style>
    <style:style style:name="co21" style:family="table-column">
      <style:table-column-properties fo:break-before="auto" style:column-width="105.36pt"/>
    </style:style>
    <style:style style:name="co22" style:family="table-column">
      <style:table-column-properties fo:break-before="auto" style:column-width="96.04pt"/>
    </style:style>
    <style:style style:name="co23" style:family="table-column">
      <style:table-column-properties fo:break-before="auto" style:column-width="20.04pt"/>
    </style:style>
    <style:style style:name="co24" style:family="table-column">
      <style:table-column-properties fo:break-before="auto" style:column-width="10.06pt"/>
    </style:style>
    <style:style style:name="co25" style:family="table-column">
      <style:table-column-properties fo:break-before="auto" style:column-width="22.45pt"/>
    </style:style>
    <style:style style:name="co26" style:family="table-column">
      <style:table-column-properties fo:break-before="auto" style:column-width="11.59pt"/>
    </style:style>
    <style:style style:name="co27" style:family="table-column">
      <style:table-column-properties fo:break-before="auto" style:column-width="97.94pt"/>
    </style:style>
    <style:style style:name="co28" style:family="table-column">
      <style:table-column-properties fo:break-before="auto" style:column-width="43.71pt"/>
    </style:style>
    <style:style style:name="co29" style:family="table-column">
      <style:table-column-properties fo:break-before="auto" style:column-width="141.05pt"/>
    </style:style>
    <style:style style:name="co30" style:family="table-column">
      <style:table-column-properties fo:break-before="auto" style:column-width="48.9pt"/>
    </style:style>
    <style:style style:name="co31" style:family="table-column">
      <style:table-column-properties fo:break-before="auto" style:column-width="57.09pt"/>
    </style:style>
    <style:style style:name="co32" style:family="table-column">
      <style:table-column-properties fo:break-before="auto" style:column-width="25.06pt"/>
    </style:style>
    <style:style style:name="co33" style:family="table-column">
      <style:table-column-properties fo:break-before="auto" style:column-width="19.05pt"/>
    </style:style>
    <style:style style:name="co34" style:family="table-column">
      <style:table-column-properties fo:break-before="auto" style:column-width="45.89pt"/>
    </style:style>
    <style:style style:name="co35" style:family="table-column">
      <style:table-column-properties fo:break-before="auto" style:column-width="27.24pt"/>
    </style:style>
    <style:style style:name="co36" style:family="table-column">
      <style:table-column-properties fo:break-before="auto" style:column-width="29.51pt"/>
    </style:style>
    <style:style style:name="co37" style:family="table-column">
      <style:table-column-properties fo:break-before="auto" style:column-width="112.05pt"/>
    </style:style>
    <style:style style:name="co38" style:family="table-column">
      <style:table-column-properties fo:break-before="auto" style:column-width="24.24pt"/>
    </style:style>
    <style:style style:name="co39" style:family="table-column">
      <style:table-column-properties fo:break-before="auto" style:column-width="159.85pt"/>
    </style:style>
    <style:style style:name="co40" style:family="table-column">
      <style:table-column-properties fo:break-before="auto" style:column-width="35.26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0.49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2.64pt" fo:break-before="auto" style:use-optimal-row-height="true"/>
    </style:style>
    <style:style style:name="ta1" style:family="table" style:master-page-name="PageStyle_5f_kits_20__28_via_20_Mapping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=&quot;B&quot;" style:apply-style-name="ConditionalStyle_5f_1" style:base-cell-address="Drums.C2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8pt" style:font-name-asian="AR PL UMing HK" style:font-size-asian="8pt" style:font-name-complex="Lohit Devanagari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font-size="8pt"/>
    </style:style>
    <style:style style:name="ce23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ext-properties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5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8pt" fo:language="en" fo:country="US" fo:font-style="italic" style:text-underline-mode="continuous" style:text-overline-mode="continuous" style:text-line-through-mode="continuous" style:font-size-asian="8pt" style:language-asian="zh" style:country-asian="CN" style:font-style-asian="italic" style:font-size-complex="8pt" style:language-complex="hi" style:country-complex="IN" style:font-style-complex="italic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fo:font-size="8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/>
      <style:text-properties fo:font-size="8pt"/>
    </style:style>
    <style:style style:name="ce43" style:family="table-cell" style:parent-style-name="Default">
      <style:text-properties fo:font-size="7pt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fo:font-size="8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um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8" table:default-cell-style-name="ce19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Frequency</text:p>
          </table:table-cell>
          <table:table-cell table:style-name="ce1"/>
          <table:table-cell table:style-name="ce6" office:value-type="string" calcext:value-type="string" table:number-columns-spanned="2" table:number-rows-spanned="1">
            <text:p>MIDI</text:p>
          </table:table-cell>
          <table:covered-table-cell table:style-name="ce11"/>
          <table:table-cell table:style-name="ce1" office:value-type="string" calcext:value-type="string">
            <text:p>GM 1 Percussion</text:p>
          </table:table-cell>
          <table:table-cell table:style-name="ce1"/>
          <table:table-cell table:style-name="ce16" office:value-type="string" calcext:value-type="string">
            <text:p>Natural Drum Kit from DS 2</text:p>
          </table:table-cell>
          <table:table-cell table:style-name="ce16" office:value-type="string" calcext:value-type="string">
            <text:p>DTMF Tones</text:p>
          </table:table-cell>
          <table:table-cell table:style-name="ce16" office:value-type="string" calcext:value-type="string">
            <text:p>Yamaha PSS-790 Percussion</text:p>
          </table:table-cell>
          <table:table-cell table:style-name="ce16" office:value-type="string" calcext:value-type="string">
            <text:p>DS 2 Map</text:p>
          </table:table-cell>
          <table:table-cell table:style-name="ce16" office:value-type="string" calcext:value-type="string">
            <text:p>GM 1 Map</text:p>
          </table:table-cell>
          <table:table-cell table:style-name="ce16"/>
          <table:table-cell table:style-name="ce16" office:value-type="string" calcext:value-type="string">
            <text:p>Freepat (Timidity) Percussion</text:p>
          </table:table-cell>
          <table:table-cell table:style-name="ce16" table:number-columns-repeated="1011"/>
        </table:table-row>
        <table:table-row table:style-name="ro2">
          <table:table-cell table:style-name="ce2" office:value-type="float" office:value="8.175799" calcext:value-type="float">
            <text:p>8.2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8.661957" calcext:value-type="float">
            <text:p>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177024" calcext:value-type="float">
            <text:p>9.2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722718" calcext:value-type="float">
            <text:p>9.7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300861" calcext:value-type="float">
            <text:p>10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913383" calcext:value-type="float">
            <text:p>10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1.562325" calcext:value-type="float">
            <text:p>11.6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249857" calcext:value-type="float">
            <text:p>12.2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978271" calcext:value-type="float">
            <text:p>13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3.75" calcext:value-type="float">
            <text:p>13.8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4.567617" calcext:value-type="float">
            <text:p>14.6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5.433853" calcext:value-type="float">
            <text:p>15.4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6.351599" calcext:value-type="float">
            <text:p>16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7.323914" calcext:value-type="float">
            <text:p>17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.354048" calcext:value-type="float">
            <text:p>18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.445436" calcext:value-type="float">
            <text:p>19.4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.601723" calcext:value-type="float">
            <text:p>20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1.826765" calcext:value-type="float">
            <text:p>21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.124651" calcext:value-type="float">
            <text:p>23.1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.499714" calcext:value-type="float">
            <text:p>24.5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5.956543" calcext:value-type="float">
            <text:p>26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office:value-type="string" calcext:value-type="string">
            <text:p><text:s/></text:p>
          </table:table-cell>
          <table:table-cell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9.135235" calcext:value-type="float">
            <text:p>29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0.867706" calcext:value-type="float">
            <text:p>30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2.703197" calcext:value-type="float">
            <text:p>32.7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4.647827" calcext:value-type="float">
            <text:p>34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re_Roll</text:p>
          </table:table-cell>
          <table:table-cell table:number-columns-repeated="1011"/>
        </table:table-row>
        <table:table-row table:style-name="ro2">
          <table:table-cell table:style-name="ce2" office:value-type="float" office:value="36.708096" calcext:value-type="float">
            <text:p>36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p</text:p>
          </table:table-cell>
          <table:table-cell table:number-columns-repeated="1011"/>
        </table:table-row>
        <table:table-row table:style-name="ro2">
          <table:table-cell table:style-name="ce2" office:value-type="float" office:value="38.890873" calcext:value-type="float">
            <text:p>38.9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High_Q</text:p>
          </table:table-cell>
          <table:table-cell table:number-columns-repeated="1011"/>
        </table:table-row>
        <table:table-row table:style-name="ro2">
          <table:table-cell table:style-name="ce2" office:value-type="float" office:value="41.203445" calcext:value-type="float">
            <text:p>41.2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3.65353" calcext:value-type="float">
            <text:p>43.7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6.249302" calcext:value-type="float">
            <text:p>46.2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8.999428" calcext:value-type="float">
            <text:p>49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ticks</text:p>
          </table:table-cell>
          <table:table-cell table:number-columns-repeated="1011"/>
        </table:table-row>
        <table:table-row table:style-name="ro2">
          <table:table-cell table:style-name="ce2" office:value-type="float" office:value="51.913086" calcext:value-type="float">
            <text:p>51.9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quar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8.27047" calcext:value-type="float">
            <text:p>58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61.735413" calcext:value-type="float">
            <text:p>61.7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35" calcext:value-type="float">
            <text:p>35</text:p>
          </table:table-cell>
          <table:table-cell table:style-name="ce4" office:value-type="string" calcext:value-type="string">
            <text:p>Acoustic Bass Drum</text:p>
          </table:table-cell>
          <table:table-cell table:style-name="ce4"/>
          <table:table-cell table:style-name="ce17" office:value-type="string" calcext:value-type="string">
            <text:p>Acoustic Bass Drum</text:p>
          </table:table-cell>
          <table:table-cell/>
          <table:table-cell table:style-name="ce21" office:value-type="string" calcext:value-type="string">
            <text:p>Acoustic Bass Drum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Kick_1</text:p>
          </table:table-cell>
          <table:table-cell table:number-columns-repeated="1011"/>
        </table:table-row>
        <table:table-row table:style-name="ro2">
          <table:table-cell table:style-name="ce2" office:value-type="float" office:value="65.406395" calcext:value-type="float">
            <text:p>65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36" calcext:value-type="float">
            <text:p>36</text:p>
          </table:table-cell>
          <table:table-cell table:style-name="ce4" office:value-type="string" calcext:value-type="string">
            <text:p>Bass Drum 1</text:p>
          </table:table-cell>
          <table:table-cell table:style-name="ce4"/>
          <table:table-cell table:style-name="ce17" office:value-type="string" calcext:value-type="string">
            <text:p>Bass Drum</text:p>
          </table:table-cell>
          <table:table-cell/>
          <table:table-cell table:style-name="ce17" office:value-type="string" calcext:value-type="string">
            <text:p>C1 Bass Drum Reverb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Kick_2</text:p>
          </table:table-cell>
          <table:table-cell table:number-columns-repeated="1011"/>
        </table:table-row>
        <table:table-row table:style-name="ro2">
          <table:table-cell table:style-name="ce2" office:value-type="float" office:value="69.295654" calcext:value-type="float">
            <text:p>69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ide Stick</text:p>
          </table:table-cell>
          <table:table-cell table:style-name="ce4"/>
          <table:table-cell table:style-name="ce17" office:value-type="string" calcext:value-type="string">
            <text:p>Side Stick</text:p>
          </table:table-cell>
          <table:table-cell/>
          <table:table-cell table:style-name="ce17" office:value-type="string" calcext:value-type="string">
            <text:p>Triangle Mute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22" office:value-type="string" calcext:value-type="string">
            <text:p>Stick_Rim</text:p>
          </table:table-cell>
          <table:table-cell table:number-columns-repeated="1011"/>
        </table:table-row>
        <table:table-row table:style-name="ro2">
          <table:table-cell table:style-name="ce2" office:value-type="float" office:value="73.416191" calcext:value-type="float">
            <text:p>73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coust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Snare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Snare_1</text:p>
          </table:table-cell>
          <table:table-cell table:number-columns-repeated="1011"/>
        </table:table-row>
        <table:table-row table:style-name="ro2">
          <table:table-cell table:style-name="ce2" office:value-type="float" office:value="77.781746" calcext:value-type="float">
            <text:p>77.8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Hand Clap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Triangle Open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22" office:value-type="string" calcext:value-type="string">
            <text:p>Clap_Hand</text:p>
          </table:table-cell>
          <table:table-cell table:number-columns-repeated="1011"/>
        </table:table-row>
        <table:table-row table:style-name="ro2">
          <table:table-cell table:style-name="ce2" office:value-type="float" office:value="82.406891" calcext:value-type="float">
            <text:p>82.4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Electr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Tom Bass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Snare_2</text:p>
          </table:table-cell>
          <table:table-cell table:number-columns-repeated="1011"/>
        </table:table-row>
        <table:table-row table:style-name="ro2">
          <table:table-cell table:style-name="ce2" office:value-type="float" office:value="87.30706" calcext:value-type="float">
            <text:p>87.3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Low Floor Tom</text:p>
          </table:table-cell>
          <table:table-cell table:style-name="ce4"/>
          <table:table-cell table:style-name="ce17" office:value-type="string" calcext:value-type="string">
            <text:p>Low Floor Tom</text:p>
          </table:table-cell>
          <table:table-cell/>
          <table:table-cell table:style-name="ce17" office:value-type="string" calcext:value-type="string">
            <text:p>Synth Tom Low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Low_2</text:p>
          </table:table-cell>
          <table:table-cell table:number-columns-repeated="1011"/>
        </table:table-row>
        <table:table-row table:style-name="ro2">
          <table:table-cell table:style-name="ce2" office:value-type="float" office:value="92.498604" calcext:value-type="float">
            <text:p>92.5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losed Hi-Hat</text:p>
          </table:table-cell>
          <table:table-cell table:style-name="ce4"/>
          <table:table-cell table:style-name="ce17" office:value-type="string" calcext:value-type="string">
            <text:p>HiHat Closed</text:p>
          </table:table-cell>
          <table:table-cell/>
          <table:table-cell table:style-name="ce17" office:value-type="string" calcext:value-type="string">
            <text:p>Synth 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Hi-Hat_Closed</text:p>
          </table:table-cell>
          <table:table-cell table:number-columns-repeated="1011"/>
        </table:table-row>
        <table:table-row table:style-name="ro2">
          <table:table-cell table:style-name="ce2" office:value-type="float" office:value="97.998856" calcext:value-type="float">
            <text:p>9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High Floor Tom</text:p>
          </table:table-cell>
          <table:table-cell table:style-name="ce4"/>
          <table:table-cell table:style-name="ce4" office:value-type="string" calcext:value-type="string">
            <text:p>High Floor Tom</text:p>
          </table:table-cell>
          <table:table-cell/>
          <table:table-cell table:style-name="ce17" office:value-type="string" calcext:value-type="string">
            <text:p>Synth Tom High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Tom_Low_1</text:p>
          </table:table-cell>
          <table:table-cell table:number-columns-repeated="1011"/>
        </table:table-row>
        <table:table-row table:style-name="ro2">
          <table:table-cell table:style-name="ce2" office:value-type="float" office:value="103.826172" calcext:value-type="float">
            <text:p>103.8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Pedal Hi-Hat</text:p>
          </table:table-cell>
          <table:table-cell table:style-name="ce4"/>
          <table:table-cell table:style-name="ce17" office:value-type="string" calcext:value-type="string">
            <text:p>HiHat Closed Long 1</text:p>
          </table:table-cell>
          <table:table-cell/>
          <table:table-cell table:style-name="ce17" office:value-type="string" calcext:value-type="string">
            <text:p>Bass Drum Low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Hi-Hat_Pedal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Low Tom</text:p>
          </table:table-cell>
          <table:table-cell table:style-name="ce4"/>
          <table:table-cell table:style-name="ce4" office:value-type="string" calcext:value-type="string">
            <text:p>Low Tom</text:p>
          </table:table-cell>
          <table:table-cell/>
          <table:table-cell table:style-name="ce17" office:value-type="string" calcext:value-type="string">
            <text:p>Bass Drum High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Tom_Mid_2</text:p>
          </table:table-cell>
          <table:table-cell table:number-columns-repeated="1011"/>
        </table:table-row>
        <table:table-row table:style-name="ro2">
          <table:table-cell table:style-name="ce2" office:value-type="float" office:value="116.540939" calcext:value-type="float">
            <text:p>116.5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Open Hi-Hat</text:p>
          </table:table-cell>
          <table:table-cell table:style-name="ce4"/>
          <table:table-cell table:style-name="ce17" office:value-type="string" calcext:value-type="string">
            <text:p>HiHat Open 1</text:p>
          </table:table-cell>
          <table:table-cell/>
          <table:table-cell table:style-name="ce17" office:value-type="string" calcext:value-type="string">
            <text:p>Rim Shot 1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Hi-Hat_Open</text:p>
          </table:table-cell>
          <table:table-cell table:number-columns-repeated="1011"/>
        </table:table-row>
        <table:table-row table:style-name="ro2">
          <table:table-cell table:style-name="ce2" office:value-type="float" office:value="123.470825" calcext:value-type="float">
            <text:p>123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47" calcext:value-type="float">
            <text:p>47</text:p>
          </table:table-cell>
          <table:table-cell table:style-name="ce4" office:value-type="string" calcext:value-type="string">
            <text:p>Low-Mid Tom</text:p>
          </table:table-cell>
          <table:table-cell table:style-name="ce4"/>
          <table:table-cell table:style-name="ce4" office:value-type="string" calcext:value-type="string">
            <text:p>Low-Mid Tom</text:p>
          </table:table-cell>
          <table:table-cell/>
          <table:table-cell table:style-name="ce17" office:value-type="string" calcext:value-type="string">
            <text:p>Tom Bass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Tom_Mid_1</text:p>
          </table:table-cell>
          <table:table-cell table:number-columns-repeated="1011"/>
        </table:table-row>
        <table:table-row table:style-name="ro2">
          <table:table-cell table:style-name="ce2" office:value-type="float" office:value="130.81279" calcext:value-type="float">
            <text:p>130.8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48" calcext:value-type="float">
            <text:p>48</text:p>
          </table:table-cell>
          <table:table-cell table:style-name="ce4" office:value-type="string" calcext:value-type="string">
            <text:p>Hi-Mid Tom</text:p>
          </table:table-cell>
          <table:table-cell table:style-name="ce4"/>
          <table:table-cell table:style-name="ce4" office:value-type="string" calcext:value-type="string">
            <text:p>Hi-Mid Tom</text:p>
          </table:table-cell>
          <table:table-cell/>
          <table:table-cell table:style-name="ce17" office:value-type="string" calcext:value-type="string">
            <text:p>C2 Tom Low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High_2</text:p>
          </table:table-cell>
          <table:table-cell table:number-columns-repeated="1011"/>
        </table:table-row>
        <table:table-row table:style-name="ro2">
          <table:table-cell table:style-name="ce2" office:value-type="float" office:value="138.591309" calcext:value-type="float">
            <text:p>138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Crash Cymbal 1</text:p>
          </table:table-cell>
          <table:table-cell table:style-name="ce4"/>
          <table:table-cell table:style-name="ce17" office:value-type="string" calcext:value-type="string">
            <text:p>Crash Cymbal 3</text:p>
          </table:table-cell>
          <table:table-cell/>
          <table:table-cell table:style-name="ce17" office:value-type="string" calcext:value-type="string">
            <text:p>Snare High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Cymbal_Crash_1</text:p>
          </table:table-cell>
          <table:table-cell table:number-columns-repeated="1011"/>
        </table:table-row>
        <table:table-row table:style-name="ro2">
          <table:table-cell table:style-name="ce2" office:value-type="float" office:value="146.832382" calcext:value-type="float">
            <text:p>146.8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High Tom</text:p>
          </table:table-cell>
          <table:table-cell table:style-name="ce4"/>
          <table:table-cell table:style-name="ce17" office:value-type="string" calcext:value-type="string">
            <text:p>Tom, Low</text:p>
          </table:table-cell>
          <table:table-cell/>
          <table:table-cell table:style-name="ce17" office:value-type="string" calcext:value-type="string">
            <text:p>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Tom_High_1</text:p>
          </table:table-cell>
          <table:table-cell table:number-columns-repeated="1011"/>
        </table:table-row>
        <table:table-row table:style-name="ro2">
          <table:table-cell table:style-name="ce2" office:value-type="float" office:value="155.563492" calcext:value-type="float">
            <text:p>155.6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ide Cymbal 1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Rim Shot 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Cymbal_Ride_1</text:p>
          </table:table-cell>
          <table:table-cell table:number-columns-repeated="1011"/>
        </table:table-row>
        <table:table-row table:style-name="ro2">
          <table:table-cell table:style-name="ce2" office:value-type="float" office:value="164.813782" calcext:value-type="float">
            <text:p>164.8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hinese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Snare Low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22" office:value-type="string" calcext:value-type="string">
            <text:p>Cymbal_Chinese</text:p>
          </table:table-cell>
          <table:table-cell table:number-columns-repeated="1011"/>
        </table:table-row>
        <table:table-row table:style-name="ro2">
          <table:table-cell table:style-name="ce2" office:value-type="float" office:value="174.61412" calcext:value-type="float">
            <text:p>174.6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ide 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Tom High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Cymbal_Rid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184.997208" calcext:value-type="float">
            <text:p>185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ambourine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Hand Claps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22" office:value-type="string" calcext:value-type="string">
            <text:p>Tombourine</text:p>
          </table:table-cell>
          <table:table-cell table:number-columns-repeated="1011"/>
        </table:table-row>
        <table:table-row table:style-name="ro2">
          <table:table-cell table:style-name="ce2" office:value-type="float" office:value="195.997711" calcext:value-type="float">
            <text:p>19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Splash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Cowbell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22" office:value-type="string" calcext:value-type="string">
            <text:p>Cymbal_Splash</text:p>
          </table:table-cell>
          <table:table-cell table:number-columns-repeated="1011"/>
        </table:table-row>
        <table:table-row table:style-name="ro2">
          <table:table-cell table:style-name="ce2" office:value-type="float" office:value="207.652344" calcext:value-type="float">
            <text:p>207.7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Cow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Cabasa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22" office:value-type="string" calcext:value-type="string">
            <text:p>Cow_Bell</text:p>
          </table:table-cell>
          <table:table-cell table:number-columns-repeated="1011"/>
        </table:table-row>
        <table:table-row table:style-name="ro2">
          <table:table-cell table:style-name="ce2" office:value-type="float" office:value="220" calcext:value-type="float">
            <text:p>2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Crash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High Hat Closed</text:p>
          </table:table-cell>
          <table:table-cell table:number-columns-repeated="2" table:style-name="ce17" office:value-type="float" office:value="42" calcext:value-type="float">
            <text:p>42</text:p>
          </table:table-cell>
          <table:table-cell table:style-name="ce17"/>
          <table:table-cell table:style-name="ce22" office:value-type="string" calcext:value-type="string">
            <text:p>Cymbal_Crash_2</text:p>
          </table:table-cell>
          <table:table-cell table:number-columns-repeated="1011"/>
        </table:table-row>
        <table:table-row table:style-name="ro2">
          <table:table-cell table:style-name="ce2" office:value-type="float" office:value="233.081879" calcext:value-type="float">
            <text:p>233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Vibraslap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Brash Hit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22" office:value-type="string" calcext:value-type="string">
            <text:p>Vibra-Slap</text:p>
          </table:table-cell>
          <table:table-cell table:number-columns-repeated="1011"/>
        </table:table-row>
        <table:table-row table:style-name="ro2">
          <table:table-cell table:style-name="ce2" office:value-type="float" office:value="246.94165" calcext:value-type="float">
            <text:p>246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59" calcext:value-type="float">
            <text:p>59</text:p>
          </table:table-cell>
          <table:table-cell table:style-name="ce4" office:value-type="string" calcext:value-type="string">
            <text:p>Ride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string" calcext:value-type="string">
            <text:p>*</text:p>
          </table:table-cell>
          <table:table-cell table:style-name="ce17" office:value-type="string" calcext:value-type="string">
            <text:p>High Hat Open</text:p>
          </table:table-cell>
          <table:table-cell table:number-columns-repeated="2" table:style-name="ce17" office:value-type="float" office:value="46" calcext:value-type="float">
            <text:p>46</text:p>
          </table:table-cell>
          <table:table-cell table:style-name="ce17"/>
          <table:table-cell table:style-name="ce22" office:value-type="string" calcext:value-type="string">
            <text:p>Cymbal_Ride_2</text:p>
          </table:table-cell>
          <table:table-cell table:number-columns-repeated="1011"/>
        </table:table-row>
        <table:table-row table:style-name="ro2">
          <table:table-cell table:style-name="ce2" office:value-type="float" office:value="261.62558" calcext:value-type="float">
            <text:p>261.6</text:p>
          </table:table-cell>
          <table:table-cell table:style-name="ce2"/>
          <table:table-cell table:style-name="ce9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4" office:value-type="string" calcext:value-type="string">
            <text:p>Hi Bongo</text:p>
          </table:table-cell>
          <table:table-cell table:style-name="ce4"/>
          <table:table-cell table:style-name="ce17" office:value-type="string" calcext:value-type="string">
            <text:p>Tom, Too High</text:p>
          </table:table-cell>
          <table:table-cell/>
          <table:table-cell table:style-name="ce17" office:value-type="string" calcext:value-type="string">
            <text:p>C3 Crash Cymbal</text:p>
          </table:table-cell>
          <table:table-cell table:number-columns-repeated="2" table:style-name="ce17" office:value-type="float" office:value="49" calcext:value-type="float">
            <text:p>49</text:p>
          </table:table-cell>
          <table:table-cell table:style-name="ce17"/>
          <table:table-cell table:style-name="ce22" office:value-type="string" calcext:value-type="string">
            <text:p>Bon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277.182617" calcext:value-type="float">
            <text:p>277.2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Low Bon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Splash Cymbal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Bon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293.664764" calcext:value-type="float">
            <text:p>293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ute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Cup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22" office:value-type="string" calcext:value-type="string">
            <text:p>Conga_High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311.126984" calcext:value-type="float">
            <text:p>311.1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Open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Edge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22" office:value-type="string" calcext:value-type="string">
            <text:p>Conga_High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329.627563" calcext:value-type="float">
            <text:p>329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Low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Low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7"/>
          <table:table-cell table:style-name="ce22" office:value-type="string" calcext:value-type="string">
            <text:p>Conga_Low</text:p>
          </table:table-cell>
          <table:table-cell table:number-columns-repeated="1011"/>
        </table:table-row>
        <table:table-row table:style-name="ro2">
          <table:table-cell table:style-name="ce2" office:value-type="float" office:value="349.228241" calcext:value-type="float">
            <text:p>349.2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igh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Dial</text:p>
          </table:table-cell>
          <table:table-cell table:style-name="ce17" office:value-type="string" calcext:value-type="string">
            <text:p>Conga High</text:p>
          </table:table-cell>
          <table:table-cell table:number-columns-repeated="2" table:style-name="ce17" office:value-type="float" office:value="63" calcext:value-type="float">
            <text:p>63</text:p>
          </table:table-cell>
          <table:table-cell table:style-name="ce17"/>
          <table:table-cell table:style-name="ce22" office:value-type="string" calcext:value-type="string">
            <text:p>Timbale_High</text:p>
          </table:table-cell>
          <table:table-cell table:number-columns-repeated="1011"/>
        </table:table-row>
        <table:table-row table:style-name="ro2">
          <table:table-cell table:style-name="ce2" office:value-type="float" office:value="369.994415" calcext:value-type="float">
            <text:p>37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Low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High Mute</text:p>
          </table:table-cell>
          <table:table-cell table:number-columns-repeated="2" table:style-name="ce17" office:value-type="float" office:value="62" calcext:value-type="float">
            <text:p>62</text:p>
          </table:table-cell>
          <table:table-cell table:style-name="ce17"/>
          <table:table-cell table:style-name="ce22" office:value-type="string" calcext:value-type="string">
            <text:p>Timbale_Low</text:p>
          </table:table-cell>
          <table:table-cell table:number-columns-repeated="1011"/>
        </table:table-row>
        <table:table-row table:style-name="ro2">
          <table:table-cell table:style-name="ce2" office:value-type="float" office:value="391.995422" calcext:value-type="float">
            <text:p>392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igh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Low</text:p>
          </table:table-cell>
          <table:table-cell table:number-columns-repeated="2" table:style-name="ce17" office:value-type="float" office:value="61" calcext:value-type="float">
            <text:p>61</text:p>
          </table:table-cell>
          <table:table-cell table:style-name="ce17"/>
          <table:table-cell table:style-name="ce22" office:value-type="string" calcext:value-type="string">
            <text:p>Ago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415.304688" calcext:value-type="float">
            <text:p>415.3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Low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High</text:p>
          </table:table-cell>
          <table:table-cell table:number-columns-repeated="2" table:style-name="ce17" office:value-type="float" office:value="60" calcext:value-type="float">
            <text:p>60</text:p>
          </table:table-cell>
          <table:table-cell table:style-name="ce17"/>
          <table:table-cell table:style-name="ce22" office:value-type="string" calcext:value-type="string">
            <text:p>Ago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440" calcext:value-type="float">
            <text:p>44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Cabas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Ring</text:p>
          </table:table-cell>
          <table:table-cell table:style-name="ce17" office:value-type="string" calcext:value-type="string">
            <text:p>Timbale Low</text:p>
          </table:table-cell>
          <table:table-cell table:number-columns-repeated="2" table:style-name="ce17" office:value-type="float" office:value="66" calcext:value-type="float">
            <text:p>66</text:p>
          </table:table-cell>
          <table:table-cell table:style-name="ce17"/>
          <table:table-cell table:style-name="ce22" office:value-type="string" calcext:value-type="string">
            <text:p>Cabasa</text:p>
          </table:table-cell>
          <table:table-cell table:number-columns-repeated="1011"/>
        </table:table-row>
        <table:table-row table:style-name="ro2">
          <table:table-cell table:style-name="ce2" office:value-type="float" office:value="466.163757" calcext:value-type="float">
            <text:p>466.2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araca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Timbale High</text:p>
          </table:table-cell>
          <table:table-cell table:number-columns-repeated="2" table:style-name="ce17" office:value-type="float" office:value="65" calcext:value-type="float">
            <text:p>65</text:p>
          </table:table-cell>
          <table:table-cell table:style-name="ce17"/>
          <table:table-cell table:style-name="ce22" office:value-type="string" calcext:value-type="string">
            <text:p>Maracas</text:p>
          </table:table-cell>
          <table:table-cell table:number-columns-repeated="1011"/>
        </table:table-row>
        <table:table-row table:style-name="ro2">
          <table:table-cell table:style-name="ce2" office:value-type="float" office:value="493.883301" calcext:value-type="float">
            <text:p>493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71" calcext:value-type="float">
            <text:p>71</text:p>
          </table:table-cell>
          <table:table-cell table:style-name="ce4" office:value-type="string" calcext:value-type="string">
            <text:p>Short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Busy</text:p>
          </table:table-cell>
          <table:table-cell table:style-name="ce17" office:value-type="string" calcext:value-type="string">
            <text:p>Tambourine</text:p>
          </table:table-cell>
          <table:table-cell table:number-columns-repeated="2" table:style-name="ce17" office:value-type="float" office:value="54" calcext:value-type="float">
            <text:p>54</text:p>
          </table:table-cell>
          <table:table-cell table:style-name="ce17"/>
          <table:table-cell table:style-name="ce22" office:value-type="string" calcext:value-type="string">
            <text:p>Whistle_1_High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23.25116" calcext:value-type="float">
            <text:p>523.3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72" calcext:value-type="float">
            <text:p>72</text:p>
          </table:table-cell>
          <table:table-cell table:style-name="ce4" office:value-type="string" calcext:value-type="string">
            <text:p>Long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4 Claves Low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Whistle_2_Low_Long</text:p>
          </table:table-cell>
          <table:table-cell table:number-columns-repeated="1011"/>
        </table:table-row>
        <table:table-row table:style-name="ro2">
          <table:table-cell table:style-name="ce2" office:value-type="float" office:value="554.365234" calcext:value-type="float">
            <text:p>554.4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hort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laves High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Guiro_1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87.329529" calcext:value-type="float">
            <text:p>587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Long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Low</text:p>
          </table:table-cell>
          <table:table-cell table:number-columns-repeated="2" table:style-name="ce17" office:value-type="float" office:value="68" calcext:value-type="float">
            <text:p>68</text:p>
          </table:table-cell>
          <table:table-cell table:style-name="ce17"/>
          <table:table-cell table:style-name="ce22" office:value-type="string" calcext:value-type="string">
            <text:p>Guiro_2_Long</text:p>
          </table:table-cell>
          <table:table-cell table:number-columns-repeated="1011"/>
        </table:table-row>
        <table:table-row table:style-name="ro2">
          <table:table-cell table:style-name="ce2" office:value-type="float" office:value="622.253967" calcext:value-type="float">
            <text:p>622.3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lave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High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22" office:value-type="string" calcext:value-type="string">
            <text:p>Claves</text:p>
          </table:table-cell>
          <table:table-cell table:number-columns-repeated="1011"/>
        </table:table-row>
        <table:table-row table:style-name="ro2">
          <table:table-cell table:style-name="ce2" office:value-type="float" office:value="659.255127" calcext:value-type="float">
            <text:p>659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Hi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uica Low</text:p>
          </table:table-cell>
          <table:table-cell table:number-columns-repeated="2" table:style-name="ce17" office:value-type="float" office:value="78" calcext:value-type="float">
            <text:p>78</text:p>
          </table:table-cell>
          <table:table-cell table:style-name="ce17"/>
          <table:table-cell table:style-name="ce22" office:value-type="string" calcext:value-type="string">
            <text:p>Wood_Block_1_High</text:p>
          </table:table-cell>
          <table:table-cell table:number-columns-repeated="1011"/>
        </table:table-row>
        <table:table-row table:style-name="ro2">
          <table:table-cell table:style-name="ce2" office:value-type="float" office:value="698.456482" calcext:value-type="float">
            <text:p>698.5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Low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Cuica High</text:p>
          </table:table-cell>
          <table:table-cell table:number-columns-repeated="2" table:style-name="ce17" office:value-type="float" office:value="79" calcext:value-type="float">
            <text:p>79</text:p>
          </table:table-cell>
          <table:table-cell table:style-name="ce17"/>
          <table:table-cell table:style-name="ce22" office:value-type="string" calcext:value-type="string">
            <text:p>Wood_Block_2_Low</text:p>
          </table:table-cell>
          <table:table-cell table:number-columns-repeated="1011"/>
        </table:table-row>
        <table:table-row table:style-name="ro2">
          <table:table-cell table:style-name="ce2" office:value-type="float" office:value="739.988831" calcext:value-type="float">
            <text:p>74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Mute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Whistle</text:p>
          </table:table-cell>
          <table:table-cell table:number-columns-repeated="2" table:style-name="ce17" office:value-type="float" office:value="71" calcext:value-type="float">
            <text:p>71</text:p>
          </table:table-cell>
          <table:table-cell table:style-name="ce17"/>
          <table:table-cell table:style-name="ce22" office:value-type="string" calcext:value-type="string">
            <text:p>Cuica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783.990845" calcext:value-type="float">
            <text:p>784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Open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Brash Squeeze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Cuica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830.609375" calcext:value-type="float">
            <text:p>830.6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ute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High Hat Foot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22" office:value-type="string" calcext:value-type="string">
            <text:p>Triangle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880" calcext:value-type="float">
            <text:p>88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Open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Snare Gated Reverb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Triangle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932.327515" calcext:value-type="float">
            <text:p>932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One”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Shaker</text:p>
          </table:table-cell>
          <table:table-cell table:number-columns-repeated="1011"/>
        </table:table-row>
        <table:table-row table:style-name="ro2">
          <table:table-cell table:style-name="ce2" office:value-type="float" office:value="987.766602" calcext:value-type="float">
            <text:p>987.8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83" calcext:value-type="float">
            <text:p>83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/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Voice “Two”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046.502319" calcext:value-type="float">
            <text:p>1046.5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84" calcext:value-type="float">
            <text:p>84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Three”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Belltree</text:p>
          </table:table-cell>
          <table:table-cell table:number-columns-repeated="1011"/>
        </table:table-row>
        <table:table-row table:style-name="ro2">
          <table:table-cell table:style-name="ce2" office:value-type="float" office:value="1108.730469" calcext:value-type="float">
            <text:p>110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Four”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174.659058" calcext:value-type="float">
            <text:p>1174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244.507935" calcext:value-type="float">
            <text:p>1244.5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18.510254" calcext:value-type="float">
            <text:p>1318.5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96.912964" calcext:value-type="float">
            <text:p>1396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number-columns-repeated="2"/>
          <table:table-cell/>
          <table:table-cell table:style-name="ce20" office:value-type="float" office:value="3" calcext:value-type="float">
            <text:p>3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479.977661" calcext:value-type="float">
            <text:p>148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567.981689" calcext:value-type="float">
            <text:p>156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number-columns-repeated="2"/>
          <table:table-cell/>
          <table:table-cell table:style-name="ce20" office:value-type="float" office:value="6" calcext:value-type="float">
            <text:p>6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661.21875" calcext:value-type="float">
            <text:p>1661.2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760" calcext:value-type="float">
            <text:p>176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number-columns-repeated="2"/>
          <table:table-cell/>
          <table:table-cell table:style-name="ce20" office:value-type="float" office:value="9" calcext:value-type="float">
            <text:p>9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64.655029" calcext:value-type="float">
            <text:p>1864.7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75.533203" calcext:value-type="float">
            <text:p>1975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95" calcext:value-type="float">
            <text:p>95</text:p>
          </table:table-cell>
          <table:table-cell table:style-name="ce4" table:number-columns-repeated="2"/>
          <table:table-cell/>
          <table:table-cell table:style-name="ce20" office:value-type="string" calcext:value-type="string">
            <text:p>#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93.004639" calcext:value-type="float">
            <text:p>2093.0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96" calcext:value-type="float">
            <text:p>9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217.460938" calcext:value-type="float">
            <text:p>2217.5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49.318115" calcext:value-type="float">
            <text:p>2349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89.015869" calcext:value-type="float">
            <text:p>2489.0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99" calcext:value-type="float">
            <text:p>9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637.020508" calcext:value-type="float">
            <text:p>2637.0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793.825928" calcext:value-type="float">
            <text:p>2793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959.955322" calcext:value-type="float">
            <text:p>296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135.963379" calcext:value-type="float">
            <text:p>313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322.4375" calcext:value-type="float">
            <text:p>3322.4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520" calcext:value-type="float">
            <text:p>35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729.310059" calcext:value-type="float">
            <text:p>3729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951.066406" calcext:value-type="float">
            <text:p>3951.1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07" calcext:value-type="float">
            <text:p>10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186.009277" calcext:value-type="float">
            <text:p>4186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08" calcext:value-type="float">
            <text:p>10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434.921875" calcext:value-type="float">
            <text:p>4434.9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698.63623" calcext:value-type="float">
            <text:p>4698.6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978.031738" calcext:value-type="float">
            <text:p>4978.0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274.041016" calcext:value-type="float">
            <text:p>5274.0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587.651855" calcext:value-type="float">
            <text:p>5587.7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919.910645" calcext:value-type="float">
            <text:p>5919.9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271.926758" calcext:value-type="float">
            <text:p>6271.9</text:p>
          </table:table-cell>
          <table:table-cell table:style-name="ce3"/>
          <table:table-cell table:style-name="ce8" office:value-type="string" calcext:value-type="string">
            <text:p>G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644.875" calcext:value-type="float">
            <text:p>6644.9</text:p>
          </table:table-cell>
          <table:table-cell table:style-name="ce3"/>
          <table:table-cell table:style-name="ce8" office:value-type="string" calcext:value-type="string">
            <text:p>Ab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040" calcext:value-type="float">
            <text:p>7040.0</text:p>
          </table:table-cell>
          <table:table-cell table:style-name="ce3"/>
          <table:table-cell table:style-name="ce8" office:value-type="string" calcext:value-type="string">
            <text:p>A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458.620117" calcext:value-type="float">
            <text:p>7458.6</text:p>
          </table:table-cell>
          <table:table-cell table:style-name="ce3"/>
          <table:table-cell table:style-name="ce8" office:value-type="string" calcext:value-type="string">
            <text:p>Bb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902.132812" calcext:value-type="float">
            <text:p>7902.1</text:p>
          </table:table-cell>
          <table:table-cell table:style-name="ce3"/>
          <table:table-cell table:style-name="ce7" office:value-type="string" calcext:value-type="string">
            <text:p>B</text:p>
          </table:table-cell>
          <table:table-cell table:style-name="ce12" office:value-type="float" office:value="119" calcext:value-type="float">
            <text:p>11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372.018555" calcext:value-type="float">
            <text:p>8372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20" calcext:value-type="float">
            <text:p>12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869.84375" calcext:value-type="float">
            <text:p>8869.8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397.272461" calcext:value-type="float">
            <text:p>9397.3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956.063477" calcext:value-type="float">
            <text:p>9956.1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0548.082031" calcext:value-type="float">
            <text:p>10548.1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175.303711" calcext:value-type="float">
            <text:p>11175.3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839.821289" calcext:value-type="float">
            <text:p>11839.8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2543.853516" calcext:value-type="float">
            <text:p>12543.9</text:p>
          </table:table-cell>
          <table:table-cell table:style-name="ce3"/>
          <table:table-cell table:style-name="ce7" office:value-type="string" calcext:value-type="string">
            <text:p>G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rums.C2:Drums.C130">
            <calcext:condition calcext:apply-style-name="ConditionalStyle_1" calcext:value="=&quot;B&quot;" calcext:base-cell-address="Drums.C2"/>
            <calcext:condition calcext:apply-style-name="ConditionalStyle_2" calcext:value="contains-text(&quot;#&quot;)" calcext:base-cell-address="Drums.C2"/>
            <calcext:condition calcext:apply-style-name="ConditionalStyle_3" calcext:value="contains-text(&quot;b&quot;)" calcext:base-cell-address="Drums.C2"/>
          </calcext:conditional-format>
        </calcext:conditional-formats>
      </table:table>
      <table:table table:name="Patches" table:style-name="ta2">
        <table:table-column table:style-name="co13" table:default-cell-style-name="ce17"/>
        <table:table-column table:style-name="co14" table:default-cell-style-name="ce25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0" table:default-cell-style-name="Default"/>
        <table:table-column table:style-name="co18" table:number-columns-repeated="1018" table:default-cell-style-name="Default"/>
        <table:table-row table:style-name="ro1">
          <table:table-cell table:style-name="ce23" office:value-type="string" calcext:value-type="string">
            <text:p>Patch #</text:p>
          </table:table-cell>
          <table:table-cell table:style-name="ce24" office:value-type="string" calcext:value-type="string">
            <text:p>GM 1 Programs</text:p>
          </table:table-cell>
          <table:table-cell table:style-name="ce24"/>
          <table:table-cell table:style-name="ce24" office:value-type="string" calcext:value-type="string">
            <text:p>Yamaha PSS-790</text:p>
          </table:table-cell>
          <table:table-cell table:style-name="ce16" office:value-type="string" calcext:value-type="string">
            <text:p>PSS #</text:p>
          </table:table-cell>
          <table:table-cell table:style-name="ce24" office:value-type="string" calcext:value-type="string">
            <text:p>GM 1 Map</text:p>
          </table:table-cell>
          <table:table-cell table:style-name="ce24" table:number-columns-repeated="1018"/>
        </table:table-row>
        <table:table-row table:style-name="ro5">
          <table:table-cell/>
          <table:table-cell table:style-name="ce17"/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coustic Grand Piano</text:p>
          </table:table-cell>
          <table:table-cell/>
          <table:table-cell office:value-type="string" calcext:value-type="string">
            <text:p>Synth Brass 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  <table:table-cell/>
          <table:table-cell office:value-type="string" calcext:value-type="string">
            <text:p>Jazz Organ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lectric Grand Piano</text:p>
          </table:table-cell>
          <table:table-cell/>
          <table:table-cell office:value-type="string" calcext:value-type="string">
            <text:p>Pipe Orga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  <table:table-cell/>
          <table:table-cell office:value-type="string" calcext:value-type="string">
            <text:p>Piano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  <table:table-cell/>
          <table:table-cell office:value-type="string" calcext:value-type="string">
            <text:p>Harpsichord 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  <table:table-cell/>
          <table:table-cell office:value-type="string" calcext:value-type="string">
            <text:p>Electric Piano 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/>
          <table:table-cell office:value-type="string" calcext:value-type="string">
            <text:p>Celest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/>
          <table:table-cell office:value-type="string" calcext:value-type="string">
            <text:p>Marimb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/>
          <table:table-cell office:value-type="string" calcext:value-type="string">
            <text:p>Steel Drum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  <table:table-cell/>
          <table:table-cell office:value-type="string" calcext:value-type="string">
            <text:p>Violin 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  <table:table-cell/>
          <table:table-cell office:value-type="string" calcext:value-type="string">
            <text:p>Jazz Guitar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/>
          <table:table-cell office:value-type="string" calcext:value-type="string">
            <text:p>Distortion Guitar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Tubular Bells</text:p>
          </table:table-cell>
          <table:table-cell/>
          <table:table-cell office:value-type="string" calcext:value-type="string">
            <text:p>Wood Bass 1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  <table:table-cell/>
          <table:table-cell office:value-type="string" calcext:value-type="string">
            <text:p>Horn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  <table:table-cell/>
          <table:table-cell office:value-type="string" calcext:value-type="string">
            <text:p>Flute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/>
          <table:table-cell office:value-type="string" calcext:value-type="string">
            <text:p>Bassoon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Acoustic Guitar (nylon)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Acoustic Guitar (steel)</text:p>
          </table:table-cell>
          <table:table-cell/>
          <table:table-cell office:value-type="string" calcext:value-type="string">
            <text:p>Honkytonk Piano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Electric Guitar (jazz)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Electric Guitar (clean)</text:p>
          </table:table-cell>
          <table:table-cell/>
          <table:table-cell office:value-type="string" calcext:value-type="string">
            <text:p>Jazz Organ 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lectric Guitar (muted)</text:p>
          </table:table-cell>
          <table:table-cell/>
          <table:table-cell office:value-type="string" calcext:value-type="string">
            <text:p>Tremolo Organ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Overdriven Guitar</text:p>
          </table:table-cell>
          <table:table-cell/>
          <table:table-cell office:value-type="string" calcext:value-type="string">
            <text:p>Full Organ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  <table:table-cell/>
          <table:table-cell office:value-type="string" calcext:value-type="string">
            <text:p>Clavi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Guitar harmonics</text:p>
          </table:table-cell>
          <table:table-cell/>
          <table:table-cell office:value-type="string" calcext:value-type="string">
            <text:p>Accordion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  <table:table-cell/>
          <table:table-cell office:value-type="string" calcext:value-type="string">
            <text:p>Glockenspiel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Electric Bass (finger)</text:p>
          </table:table-cell>
          <table:table-cell/>
          <table:table-cell office:value-type="string" calcext:value-type="string">
            <text:p>Steel Guitar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Electric Bass (pick)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  <table:table-cell/>
          <table:table-cell office:value-type="string" calcext:value-type="string">
            <text:p>Bowed Bass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  <table:table-cell/>
          <table:table-cell office:value-type="string" calcext:value-type="string">
            <text:p>Folk Guitar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  <table:table-cell/>
          <table:table-cell office:value-type="string" calcext:value-type="string">
            <text:p>Harp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  <table:table-cell/>
          <table:table-cell office:value-type="string" calcext:value-type="string">
            <text:p>Elec Bass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  <table:table-cell/>
          <table:table-cell office:value-type="string" calcext:value-type="string">
            <text:p>Slap Bass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Ukulele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  <table:table-cell/>
          <table:table-cell office:value-type="string" calcext:value-type="string">
            <text:p>Strings 1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Tremolo Strings</text:p>
          </table:table-cell>
          <table:table-cell/>
          <table:table-cell office:value-type="string" calcext:value-type="string">
            <text:p>Mute Trumpet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  <table:table-cell/>
          <table:table-cell office:value-type="string" calcext:value-type="string">
            <text:p>Synth Reed 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/>
          <table:table-cell office:value-type="string" calcext:value-type="string">
            <text:p>Synth Flute 2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  <table:table-cell/>
          <table:table-cell office:value-type="string" calcext:value-type="string">
            <text:p>Reed Organ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  <table:table-cell/>
          <table:table-cell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Voice Oohs</text:p>
          </table:table-cell>
          <table:table-cell/>
          <table:table-cell office:value-type="string" calcext:value-type="string">
            <text:p>Harpsichord 2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Synth Voice</text:p>
          </table:table-cell>
          <table:table-cell/>
          <table:table-cell office:value-type="string" calcext:value-type="string">
            <text:p>Electric Piano 2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/>
          <table:table-cell office:value-type="string" calcext:value-type="string">
            <text:p>Synth Bass 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  <table:table-cell/>
          <table:table-cell office:value-type="string" calcext:value-type="string">
            <text:p>Xylophone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  <table:table-cell/>
          <table:table-cell office:value-type="string" calcext:value-type="string">
            <text:p>Synth Piano 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  <table:table-cell/>
          <table:table-cell office:value-type="string" calcext:value-type="string">
            <text:p>Fantasy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  <table:table-cell/>
          <table:table-cell office:value-type="string" calcext:value-type="string">
            <text:p>Pizzicato Violin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  <table:table-cell/>
          <table:table-cell office:value-type="string" calcext:value-type="string">
            <text:p>Timpani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Baritone Sax</text:p>
          </table:table-cell>
          <table:table-cell/>
          <table:table-cell office:value-type="string" calcext:value-type="string">
            <text:p>Violin 2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/>
          <table:table-cell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  <table:table-cell/>
          <table:table-cell office:value-type="string" calcext:value-type="string">
            <text:p>Tremolo Guitar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/>
          <table:table-cell office:value-type="string" calcext:value-type="string">
            <text:p>Mute Guitar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/>
          <table:table-cell office:value-type="string" calcext:value-type="string">
            <text:p>12-string Guitar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Gut Guitar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Blown Bottle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Shakuhachi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Pizzicato Strings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/>
          <table:table-cell office:value-type="string" calcext:value-type="string">
            <text:p>Pick Bass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Lead 1 (square)</text:p>
          </table:table-cell>
          <table:table-cell/>
          <table:table-cell office:value-type="string" calcext:value-type="string">
            <text:p>Fretless Bass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Lead 2 (sawtooth)</text:p>
          </table:table-cell>
          <table:table-cell/>
          <table:table-cell office:value-type="string" calcext:value-type="string">
            <text:p>Wood Bass 2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Lead 3 (calliope)</text:p>
          </table:table-cell>
          <table:table-cell/>
          <table:table-cell office:value-type="string" calcext:value-type="string">
            <text:p>Synth Brass 2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  <table:table-cell/>
          <table:table-cell office:value-type="string" calcext:value-type="string">
            <text:p>Synth Reed 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Lead 7 (fifths)</text:p>
          </table:table-cell>
          <table:table-cell/>
          <table:table-cell office:value-type="string" calcext:value-type="string">
            <text:p>Synth Bass 2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Lead 8 (bass + lead)</text:p>
          </table:table-cell>
          <table:table-cell/>
          <table:table-cell office:value-type="string" calcext:value-type="string">
            <text:p>Flugelhorn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Pad 1 (new age)</text:p>
          </table:table-cell>
          <table:table-cell/>
          <table:table-cell office:value-type="string" calcext:value-type="string">
            <text:p>Recorder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Pad 3 (polysynth)</text:p>
          </table:table-cell>
          <table:table-cell/>
          <table:table-cell office:value-type="string" calcext:value-type="string">
            <text:p>Orchestra Hit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  <table:table-cell/>
          <table:table-cell office:value-type="string" calcext:value-type="string">
            <text:p>Samba Whistl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Pad 5 (bowed)</text:p>
          </table:table-cell>
          <table:table-cell/>
          <table:table-cell office:value-type="string" calcext:value-type="string">
            <text:p>Brass Ensemble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Pad 6 (metallic)</text:p>
          </table:table-cell>
          <table:table-cell/>
          <table:table-cell office:value-type="string" calcext:value-type="string">
            <text:p>Woodwind Ensemble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Pad 7 (halo)</text:p>
          </table:table-cell>
          <table:table-cell/>
          <table:table-cell office:value-type="string" calcext:value-type="string">
            <text:p>Synth Chorus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Pad 8 (sweep)</text:p>
          </table:table-cell>
          <table:table-cell/>
          <table:table-cell office:value-type="string" calcext:value-type="string">
            <text:p>Synth Piano 4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Chorus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SINE WAVE???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6">
          <table:table-cell office:value-type="float" office:value="100" calcext:value-type="float">
            <text:p>100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Percussions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Piccolo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Brass Hi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Sitar</text:p>
          </table:table-cell>
          <table:table-cell table:number-columns-repeated="1017"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anjo</text:p>
          </table:table-cell>
          <table:table-cell table:number-columns-repeated="1017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Shamisen</text:p>
          </table:table-cell>
          <table:table-cell table:number-columns-repeated="1017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Mute Bass Echo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Koto</text:p>
          </table:table-cell>
          <table:table-cell table:number-columns-repeated="1017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Dist Guitar Flang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Kalimba</text:p>
          </table:table-cell>
          <table:table-cell table:number-columns-repeated="1017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ynth Strings 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Bagpipe</text:p>
          </table:table-cell>
          <table:table-cell table:number-columns-repeated="1017"/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Synth Piano 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iddle</text:p>
          </table:table-cell>
          <table:table-cell table:number-columns-repeated="1017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Synth Pan Voic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hanai</text:p>
          </table:table-cell>
          <table:table-cell table:number-columns-repeated="1017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Tinkle Bell</text:p>
          </table:table-cell>
          <table:table-cell/>
          <table:table-cell office:value-type="string" calcext:value-type="string">
            <text:p>Synth Flute 1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Agogo</text:p>
          </table:table-cell>
          <table:table-cell/>
          <table:table-cell office:value-type="string" calcext:value-type="string">
            <text:p>Synth Reed 3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  <table:table-cell/>
          <table:table-cell office:value-type="string" calcext:value-type="string">
            <text:p>Mute Bass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Woodblock</text:p>
          </table:table-cell>
          <table:table-cell/>
          <table:table-cell office:value-type="string" calcext:value-type="string">
            <text:p>Synth Brass 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aiko Drum</text:p>
          </table:table-cell>
          <table:table-cell/>
          <table:table-cell office:value-type="string" calcext:value-type="string">
            <text:p>Mute Guitar Echo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Melodic Tom</text:p>
          </table:table-cell>
          <table:table-cell/>
          <table:table-cell office:value-type="string" calcext:value-type="string">
            <text:p>Synth Piano 2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Synth Drum</text:p>
          </table:table-cell>
          <table:table-cell/>
          <table:table-cell office:value-type="string" calcext:value-type="string">
            <text:p>Trumpet Echo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Reverse Cymbal</text:p>
          </table:table-cell>
          <table:table-cell/>
          <table:table-cell office:value-type="string" calcext:value-type="string">
            <text:p>Synth Strings 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Guitar Fret Noise</text:p>
          </table:table-cell>
          <table:table-cell/>
          <table:table-cell office:value-type="string" calcext:value-type="string">
            <text:p>Mute Trumpet Echo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Breath Noise</text:p>
          </table:table-cell>
          <table:table-cell/>
          <table:table-cell office:value-type="string" calcext:value-type="string">
            <text:p>Elec Guitar Flange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/>
          <table:table-cell office:value-type="string" calcext:value-type="string">
            <text:p>Jazz Guitar Echo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Bird Tweet</text:p>
          </table:table-cell>
          <table:table-cell/>
          <table:table-cell office:value-type="string" calcext:value-type="string">
            <text:p>Elec Guitar Echo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Telephone Ring</text:p>
          </table:table-cell>
          <table:table-cell/>
          <table:table-cell office:value-type="string" calcext:value-type="string">
            <text:p>Gut Guitar Echo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5">
          <table:table-cell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Applause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Gunshot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19"/>
        </table:table-row>
      </table:table>
      <table:table table:name="Drums dup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31"/>
        <table:table-column table:style-name="co21" table:default-cell-style-name="Default"/>
        <table:table-column table:style-name="co22" table:default-cell-style-name="ce31"/>
        <table:table-column table:style-name="co18" table:default-cell-style-name="ce21"/>
        <table:table-column table:style-name="co18" table:number-columns-repeated="1017" table:default-cell-style-name="Default"/>
        <table:table-row table:style-name="ro6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26" office:value-type="string" calcext:value-type="string">
            <text:p>PSS Drum Name</text:p>
          </table:table-cell>
          <table:table-cell table:style-name="ce33" office:value-type="string" calcext:value-type="string">
            <text:p>PSS GM Match #</text:p>
          </table:table-cell>
          <table:table-cell table:style-name="ce35"/>
          <table:table-cell table:style-name="ce26" table:number-columns-repeated="1017"/>
        </table:table-row>
        <table:table-row table:style-name="ro6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table:style-name="ce32" office:value-type="string" calcext:value-type="string">
            <text:p>N/A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table:style-name="ce17" office:value-type="string" calcext:value-type="string">
            <text:p>Bass Drum Low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table:style-name="ce17" office:value-type="string" calcext:value-type="string">
            <text:p>C1 Bass Drum Reverb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table:style-name="ce17" office:value-type="string" calcext:value-type="string">
            <text:p>Bass Drum High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table:style-name="ce17" office:value-type="string" calcext:value-type="string">
            <text:p>Rim Shot 1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table:style-name="ce17" office:value-type="string" calcext:value-type="string">
            <text:p>Rim Shot 2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table:style-name="ce17" office:value-type="string" calcext:value-type="string">
            <text:p>Snare Low</text:p>
          </table:table-cell>
          <table:table-cell table:style-name="ce34" office:value-type="float" office:value="38" calcext:value-type="float">
            <text:p>38</text:p>
          </table:table-cell>
          <table:table-cell office:value-type="string" calcext:value-type="string">
            <text:p>Acoust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table:style-name="ce17" office:value-type="string" calcext:value-type="string">
            <text:p>Synth Snare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table:style-name="ce17" office:value-type="string" calcext:value-type="string">
            <text:p>Snare High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table:style-name="ce17" office:value-type="string" calcext:value-type="string">
            <text:p>Snare Gated Reverb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table:style-name="ce17" office:value-type="string" calcext:value-type="string">
            <text:p>Synth 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table:style-name="ce17" office:value-type="string" calcext:value-type="string">
            <text:p>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table:style-name="ce17" office:value-type="string" calcext:value-type="string">
            <text:p>High Hat Closed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Closed Hi-Hat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table:style-name="ce17" office:value-type="string" calcext:value-type="string">
            <text:p>High Hat Foot</text:p>
          </table:table-cell>
          <table:table-cell table:style-name="ce34" office:value-type="float" office:value="44" calcext:value-type="float">
            <text:p>44</text:p>
          </table:table-cell>
          <table:table-cell office:value-type="string" calcext:value-type="string">
            <text:p>Pedal Hi-Hat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table:style-name="ce17" office:value-type="string" calcext:value-type="string">
            <text:p>Synth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table:style-name="ce17" office:value-type="string" calcext:value-type="string">
            <text:p>C2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table:style-name="ce17" office:value-type="string" calcext:value-type="string">
            <text:p>Voice One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table:style-name="ce17" office:value-type="string" calcext:value-type="string">
            <text:p>High Hat Open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Open Hi-Hat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table:style-name="ce17" office:value-type="string" calcext:value-type="string">
            <text:p>Synth 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table:style-name="ce17" office:value-type="string" calcext:value-type="string">
            <text:p>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style-name="ce17" office:value-type="string" calcext:value-type="string">
            <text:p>Voice Two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table:style-name="ce17" office:value-type="string" calcext:value-type="string">
            <text:p>Synth 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table:style-name="ce17" office:value-type="string" calcext:value-type="string">
            <text:p>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table:style-name="ce17" office:value-type="string" calcext:value-type="string">
            <text:p>Voice Three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table:style-name="ce17" office:value-type="string" calcext:value-type="string">
            <text:p>C3 Crash Cymbal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Crash Cymbal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style-name="ce17" office:value-type="string" calcext:value-type="string">
            <text:p>Voice Four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High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table:style-name="ce17" office:value-type="string" calcext:value-type="string">
            <text:p>Ride Cymbal Cup</text:p>
          </table:table-cell>
          <table:table-cell table:style-name="ce34" office:value-type="float" office:value="51" calcext:value-type="float">
            <text:p>51</text:p>
          </table:table-cell>
          <table:table-cell office:value-type="string" calcext:value-type="string">
            <text:p>Ride Cymbal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table:style-name="ce17" office:value-type="string" calcext:value-type="string">
            <text:p>Tambourine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Tambourin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table:style-name="ce17" office:value-type="string" calcext:value-type="string">
            <text:p>Splash Cymbal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table:style-name="ce17" office:value-type="string" calcext:value-type="string">
            <text:p>Brash Squeeze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table:style-name="ce17" office:value-type="string" calcext:value-type="string">
            <text:p>Cowbell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Cowbell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table:style-name="ce17" office:value-type="string" calcext:value-type="string">
            <text:p>Brash Hit</text:p>
          </table:table-cell>
          <table:table-cell table:style-name="ce34" office:value-type="float" office:value="57" calcext:value-type="float">
            <text:p>57</text:p>
          </table:table-cell>
          <table:table-cell office:value-type="string" calcext:value-type="string">
            <text:p>Crash Cymbal 2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table:style-name="ce17" office:value-type="string" calcext:value-type="string">
            <text:p>Ride Cymbal Edge</text:p>
          </table:table-cell>
          <table:table-cell table:style-name="ce34" office:value-type="float" office:value="59" calcext:value-type="float">
            <text:p>59</text:p>
          </table:table-cell>
          <table:table-cell office:value-type="string" calcext:value-type="string">
            <text:p>Ride Cymbal 2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table:style-name="ce17" office:value-type="string" calcext:value-type="string">
            <text:p>Bongo High</text:p>
          </table:table-cell>
          <table:table-cell table:style-name="ce34" office:value-type="float" office:value="60" calcext:value-type="float">
            <text:p>60</text:p>
          </table:table-cell>
          <table:table-cell office:value-type="string" calcext:value-type="string">
            <text:p>Hi Bon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table:style-name="ce17" office:value-type="string" calcext:value-type="string">
            <text:p>Bongo Low</text:p>
          </table:table-cell>
          <table:table-cell table:style-name="ce34" office:value-type="float" office:value="61" calcext:value-type="float">
            <text:p>61</text:p>
          </table:table-cell>
          <table:table-cell office:value-type="string" calcext:value-type="string">
            <text:p>Low Bon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table:style-name="ce17" office:value-type="string" calcext:value-type="string">
            <text:p>Conga High Mute</text:p>
          </table:table-cell>
          <table:table-cell table:style-name="ce34" office:value-type="float" office:value="62" calcext:value-type="float">
            <text:p>62</text:p>
          </table:table-cell>
          <table:table-cell office:value-type="string" calcext:value-type="string">
            <text:p>Mute Hi Cong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table:style-name="ce17" office:value-type="string" calcext:value-type="string">
            <text:p>Conga High</text:p>
          </table:table-cell>
          <table:table-cell table:style-name="ce34" office:value-type="float" office:value="63" calcext:value-type="float">
            <text:p>63</text:p>
          </table:table-cell>
          <table:table-cell office:value-type="string" calcext:value-type="string">
            <text:p>Open Hi Cong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table:style-name="ce17" office:value-type="string" calcext:value-type="string">
            <text:p>Conga Low</text:p>
          </table:table-cell>
          <table:table-cell table:style-name="ce34" office:value-type="float" office:value="64" calcext:value-type="float">
            <text:p>64</text:p>
          </table:table-cell>
          <table:table-cell office:value-type="string" calcext:value-type="string">
            <text:p>Low Cong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style-name="ce17" office:value-type="string" calcext:value-type="string">
            <text:p>Timbale High</text:p>
          </table:table-cell>
          <table:table-cell table:style-name="ce34" office:value-type="float" office:value="65" calcext:value-type="float">
            <text:p>65</text:p>
          </table:table-cell>
          <table:table-cell office:value-type="string" calcext:value-type="string">
            <text:p>High Timba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style-name="ce17" office:value-type="string" calcext:value-type="string">
            <text:p>Timbale Low</text:p>
          </table:table-cell>
          <table:table-cell table:style-name="ce34" office:value-type="float" office:value="66" calcext:value-type="float">
            <text:p>66</text:p>
          </table:table-cell>
          <table:table-cell office:value-type="string" calcext:value-type="string">
            <text:p>Low Timba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style-name="ce17" office:value-type="string" calcext:value-type="string">
            <text:p>Agogo High</text:p>
          </table:table-cell>
          <table:table-cell table:style-name="ce34" office:value-type="float" office:value="67" calcext:value-type="float">
            <text:p>67</text:p>
          </table:table-cell>
          <table:table-cell office:value-type="string" calcext:value-type="string">
            <text:p>High Ago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table:style-name="ce17" office:value-type="string" calcext:value-type="string">
            <text:p>Agogo Low</text:p>
          </table:table-cell>
          <table:table-cell table:style-name="ce34" office:value-type="float" office:value="68" calcext:value-type="float">
            <text:p>68</text:p>
          </table:table-cell>
          <table:table-cell office:value-type="string" calcext:value-type="string">
            <text:p>Low Ago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table:style-name="ce17" office:value-type="string" calcext:value-type="string">
            <text:p>Cabasa</text:p>
          </table:table-cell>
          <table:table-cell table:style-name="ce34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table:style-name="ce17" office:value-type="string" calcext:value-type="string">
            <text:p>Whistle</text:p>
          </table:table-cell>
          <table:table-cell table:style-name="ce34" office:value-type="float" office:value="71" calcext:value-type="float">
            <text:p>71</text:p>
          </table:table-cell>
          <table:table-cell office:value-type="string" calcext:value-type="string">
            <text:p>Short Whist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table:style-name="ce17" office:value-type="string" calcext:value-type="string">
            <text:p>C4 Claves Low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table:style-name="ce17" office:value-type="string" calcext:value-type="string">
            <text:p>Claves High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table:style-name="ce17" office:value-type="string" calcext:value-type="string">
            <text:p>Hand Claps</text:p>
          </table:table-cell>
          <table:table-cell table:style-name="ce34" office:value-type="float" office:value="77" calcext:value-type="float">
            <text:p>77</text:p>
          </table:table-cell>
          <table:table-cell office:value-type="string" calcext:value-type="string">
            <text:p>Low Wood Block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table:style-name="ce17" office:value-type="string" calcext:value-type="string">
            <text:p>Cuica Low</text:p>
          </table:table-cell>
          <table:table-cell table:style-name="ce34" office:value-type="float" office:value="78" calcext:value-type="float">
            <text:p>78</text:p>
          </table:table-cell>
          <table:table-cell office:value-type="string" calcext:value-type="string">
            <text:p>Mute Cuic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table:style-name="ce17" office:value-type="string" calcext:value-type="string">
            <text:p>Cuica High</text:p>
          </table:table-cell>
          <table:table-cell table:style-name="ce34" office:value-type="float" office:value="79" calcext:value-type="float">
            <text:p>79</text:p>
          </table:table-cell>
          <table:table-cell office:value-type="string" calcext:value-type="string">
            <text:p>Open Cuic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table:style-name="ce17" office:value-type="string" calcext:value-type="string">
            <text:p>Triangle Mute</text:p>
          </table:table-cell>
          <table:table-cell table:style-name="ce34" office:value-type="float" office:value="80" calcext:value-type="float">
            <text:p>80</text:p>
          </table:table-cell>
          <table:table-cell office:value-type="string" calcext:value-type="string">
            <text:p>Mute Triang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table:style-name="ce17" office:value-type="string" calcext:value-type="string">
            <text:p>Triangle Open</text:p>
          </table:table-cell>
          <table:table-cell table:style-name="ce34" office:value-type="float" office:value="81" calcext:value-type="float">
            <text:p>81</text:p>
          </table:table-cell>
          <table:table-cell office:value-type="string" calcext:value-type="string">
            <text:p>Open Triangle</text:p>
          </table:table-cell>
          <table:table-cell table:number-columns-repeated="1017"/>
        </table:table-row>
        <table:table-row table:style-name="ro6" table:number-rows-repeated="1048523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GM_PSS-790_Drum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31"/>
        <table:table-column table:style-name="co21" table:default-cell-style-name="Default"/>
        <table:table-column table:style-name="co22" table:default-cell-style-name="ce31"/>
        <table:table-column table:style-name="co18" table:default-cell-style-name="ce21"/>
        <table:table-column table:style-name="co18" table:number-columns-repeated="1017" table:default-cell-style-name="Default"/>
        <table:table-row table:style-name="ro7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26" office:value-type="string" calcext:value-type="string">
            <text:p>PSS Drum Name</text:p>
          </table:table-cell>
          <table:table-cell table:style-name="ce33" office:value-type="string" calcext:value-type="string">
            <text:p>PSS GM Match #</text:p>
          </table:table-cell>
          <table:table-cell table:style-name="ce35"/>
          <table:table-cell table:style-name="ce26" table:number-columns-repeated="1017"/>
        </table:table-row>
        <table:table-row table:style-name="ro5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table:style-name="ce32" office:value-type="string" calcext:value-type="string">
            <text:p>N/A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table:style-name="ce17" office:value-type="string" calcext:value-type="string">
            <text:p>C1 Bass Drum Reverb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table:style-name="ce17" office:value-type="string" calcext:value-type="string">
            <text:p>Triangle Mute</text:p>
          </table:table-cell>
          <table:table-cell table:style-name="ce34" office:value-type="float" office:value="80" calcext:value-type="float">
            <text:p>80</text:p>
          </table:table-cell>
          <table:table-cell office:value-type="string" calcext:value-type="string">
            <text:p>Mute Triang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table:style-name="ce17" office:value-type="string" calcext:value-type="string">
            <text:p>Synth Snare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table:style-name="ce17" office:value-type="string" calcext:value-type="string">
            <text:p>Triangle Open</text:p>
          </table:table-cell>
          <table:table-cell table:style-name="ce34" office:value-type="float" office:value="81" calcext:value-type="float">
            <text:p>81</text:p>
          </table:table-cell>
          <table:table-cell office:value-type="string" calcext:value-type="string">
            <text:p>Open Triang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table:style-name="ce17" office:value-type="string" calcext:value-type="string">
            <text:p>Synth 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table:style-name="ce17" office:value-type="string" calcext:value-type="string">
            <text:p>Synth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table:style-name="ce17" office:value-type="string" calcext:value-type="string">
            <text:p>Synth 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table:style-name="ce17" office:value-type="string" calcext:value-type="string">
            <text:p>Synth 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table:style-name="ce17" office:value-type="string" calcext:value-type="string">
            <text:p>Bass Drum Low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table:style-name="ce17" office:value-type="string" calcext:value-type="string">
            <text:p>Bass Drum High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table:style-name="ce17" office:value-type="string" calcext:value-type="string">
            <text:p>Rim Shot 1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table:style-name="ce17" office:value-type="string" calcext:value-type="string">
            <text:p>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table:style-name="ce17" office:value-type="string" calcext:value-type="string">
            <text:p>C2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table:style-name="ce17" office:value-type="string" calcext:value-type="string">
            <text:p>Snare High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table:style-name="ce17" office:value-type="string" calcext:value-type="string">
            <text:p>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table:style-name="ce17" office:value-type="string" calcext:value-type="string">
            <text:p>Rim Shot 2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table:style-name="ce17" office:value-type="string" calcext:value-type="string">
            <text:p>Snare Low</text:p>
          </table:table-cell>
          <table:table-cell table:style-name="ce34" office:value-type="float" office:value="38" calcext:value-type="float">
            <text:p>38</text:p>
          </table:table-cell>
          <table:table-cell office:value-type="string" calcext:value-type="string">
            <text:p>Acoust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table:style-name="ce17" office:value-type="string" calcext:value-type="string">
            <text:p>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table:style-name="ce17" office:value-type="string" calcext:value-type="string">
            <text:p>Hand Claps</text:p>
          </table:table-cell>
          <table:table-cell table:style-name="ce34" office:value-type="float" office:value="77" calcext:value-type="float">
            <text:p>77</text:p>
          </table:table-cell>
          <table:table-cell office:value-type="string" calcext:value-type="string">
            <text:p>Low Wood Block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table:style-name="ce17" office:value-type="string" calcext:value-type="string">
            <text:p>Cowbell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Cowbell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table:style-name="ce17" office:value-type="string" calcext:value-type="string">
            <text:p>Cabasa</text:p>
          </table:table-cell>
          <table:table-cell table:style-name="ce34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table:style-name="ce17" office:value-type="string" calcext:value-type="string">
            <text:p>High Hat Closed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Closed Hi-Hat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table:style-name="ce17" office:value-type="string" calcext:value-type="string">
            <text:p>Brash Hit</text:p>
          </table:table-cell>
          <table:table-cell table:style-name="ce34" office:value-type="float" office:value="57" calcext:value-type="float">
            <text:p>57</text:p>
          </table:table-cell>
          <table:table-cell office:value-type="string" calcext:value-type="string">
            <text:p>Crash Cymbal 2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table:style-name="ce17" office:value-type="string" calcext:value-type="string">
            <text:p>High Hat Open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Open Hi-Hat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table:style-name="ce17" office:value-type="string" calcext:value-type="string">
            <text:p>C3 Crash Cymbal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Crash Cymbal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table:style-name="ce17" office:value-type="string" calcext:value-type="string">
            <text:p>Splash Cymbal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table:style-name="ce17" office:value-type="string" calcext:value-type="string">
            <text:p>Ride Cymbal Cup</text:p>
          </table:table-cell>
          <table:table-cell table:style-name="ce34" office:value-type="float" office:value="51" calcext:value-type="float">
            <text:p>51</text:p>
          </table:table-cell>
          <table:table-cell office:value-type="string" calcext:value-type="string">
            <text:p>Ride Cymbal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table:style-name="ce17" office:value-type="string" calcext:value-type="string">
            <text:p>Ride Cymbal Edge</text:p>
          </table:table-cell>
          <table:table-cell table:style-name="ce34" office:value-type="float" office:value="59" calcext:value-type="float">
            <text:p>59</text:p>
          </table:table-cell>
          <table:table-cell office:value-type="string" calcext:value-type="string">
            <text:p>Ride Cymbal 2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table:style-name="ce17" office:value-type="string" calcext:value-type="string">
            <text:p>Conga Low</text:p>
          </table:table-cell>
          <table:table-cell table:style-name="ce34" office:value-type="float" office:value="64" calcext:value-type="float">
            <text:p>64</text:p>
          </table:table-cell>
          <table:table-cell office:value-type="string" calcext:value-type="string">
            <text:p>Low Cong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table:style-name="ce17" office:value-type="string" calcext:value-type="string">
            <text:p>Conga High</text:p>
          </table:table-cell>
          <table:table-cell table:style-name="ce34" office:value-type="float" office:value="63" calcext:value-type="float">
            <text:p>63</text:p>
          </table:table-cell>
          <table:table-cell office:value-type="string" calcext:value-type="string">
            <text:p>Open Hi Cong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table:style-name="ce17" office:value-type="string" calcext:value-type="string">
            <text:p>Conga High Mute</text:p>
          </table:table-cell>
          <table:table-cell table:style-name="ce34" office:value-type="float" office:value="62" calcext:value-type="float">
            <text:p>62</text:p>
          </table:table-cell>
          <table:table-cell office:value-type="string" calcext:value-type="string">
            <text:p>Mute Hi Cong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table:style-name="ce17" office:value-type="string" calcext:value-type="string">
            <text:p>Bongo Low</text:p>
          </table:table-cell>
          <table:table-cell table:style-name="ce34" office:value-type="float" office:value="61" calcext:value-type="float">
            <text:p>61</text:p>
          </table:table-cell>
          <table:table-cell office:value-type="string" calcext:value-type="string">
            <text:p>Low Bon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table:style-name="ce17" office:value-type="string" calcext:value-type="string">
            <text:p>Bongo High</text:p>
          </table:table-cell>
          <table:table-cell table:style-name="ce34" office:value-type="float" office:value="60" calcext:value-type="float">
            <text:p>60</text:p>
          </table:table-cell>
          <table:table-cell office:value-type="string" calcext:value-type="string">
            <text:p>Hi Bon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style-name="ce17" office:value-type="string" calcext:value-type="string">
            <text:p>Timbale Low</text:p>
          </table:table-cell>
          <table:table-cell table:style-name="ce34" office:value-type="float" office:value="66" calcext:value-type="float">
            <text:p>66</text:p>
          </table:table-cell>
          <table:table-cell office:value-type="string" calcext:value-type="string">
            <text:p>Low Timba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style-name="ce17" office:value-type="string" calcext:value-type="string">
            <text:p>Timbale High</text:p>
          </table:table-cell>
          <table:table-cell table:style-name="ce34" office:value-type="float" office:value="65" calcext:value-type="float">
            <text:p>65</text:p>
          </table:table-cell>
          <table:table-cell office:value-type="string" calcext:value-type="string">
            <text:p>High Timba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table:style-name="ce17" office:value-type="string" calcext:value-type="string">
            <text:p>Tambourine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Tambourin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table:style-name="ce17" office:value-type="string" calcext:value-type="string">
            <text:p>C4 Claves Low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table:style-name="ce17" office:value-type="string" calcext:value-type="string">
            <text:p>Claves High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table:style-name="ce17" office:value-type="string" calcext:value-type="string">
            <text:p>Agogo Low</text:p>
          </table:table-cell>
          <table:table-cell table:style-name="ce34" office:value-type="float" office:value="68" calcext:value-type="float">
            <text:p>68</text:p>
          </table:table-cell>
          <table:table-cell office:value-type="string" calcext:value-type="string">
            <text:p>Low Ago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style-name="ce17" office:value-type="string" calcext:value-type="string">
            <text:p>Agogo High</text:p>
          </table:table-cell>
          <table:table-cell table:style-name="ce34" office:value-type="float" office:value="67" calcext:value-type="float">
            <text:p>67</text:p>
          </table:table-cell>
          <table:table-cell office:value-type="string" calcext:value-type="string">
            <text:p>High Ago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table:style-name="ce17" office:value-type="string" calcext:value-type="string">
            <text:p>Cuica Low</text:p>
          </table:table-cell>
          <table:table-cell table:style-name="ce34" office:value-type="float" office:value="78" calcext:value-type="float">
            <text:p>78</text:p>
          </table:table-cell>
          <table:table-cell office:value-type="string" calcext:value-type="string">
            <text:p>Mute Cuic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table:style-name="ce17" office:value-type="string" calcext:value-type="string">
            <text:p>Cuica High</text:p>
          </table:table-cell>
          <table:table-cell table:style-name="ce34" office:value-type="float" office:value="79" calcext:value-type="float">
            <text:p>79</text:p>
          </table:table-cell>
          <table:table-cell office:value-type="string" calcext:value-type="string">
            <text:p>Open Cuic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table:style-name="ce17" office:value-type="string" calcext:value-type="string">
            <text:p>Whistle</text:p>
          </table:table-cell>
          <table:table-cell table:style-name="ce34" office:value-type="float" office:value="71" calcext:value-type="float">
            <text:p>71</text:p>
          </table:table-cell>
          <table:table-cell office:value-type="string" calcext:value-type="string">
            <text:p>Short Whist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table:style-name="ce17" office:value-type="string" calcext:value-type="string">
            <text:p>Brash Squeeze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table:style-name="ce17" office:value-type="string" calcext:value-type="string">
            <text:p>High Hat Foot</text:p>
          </table:table-cell>
          <table:table-cell table:style-name="ce34" office:value-type="float" office:value="44" calcext:value-type="float">
            <text:p>44</text:p>
          </table:table-cell>
          <table:table-cell office:value-type="string" calcext:value-type="string">
            <text:p>Pedal Hi-Hat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table:style-name="ce17" office:value-type="string" calcext:value-type="string">
            <text:p>Snare Gated Reverb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table:style-name="ce17" office:value-type="string" calcext:value-type="string">
            <text:p>Voice One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style-name="ce17" office:value-type="string" calcext:value-type="string">
            <text:p>Voice Two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table:style-name="ce17" office:value-type="string" calcext:value-type="string">
            <text:p>Voice Three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style-name="ce17" office:value-type="string" calcext:value-type="string">
            <text:p>Voice Four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High Tom</text:p>
          </table:table-cell>
          <table:table-cell table:number-columns-repeated="1017"/>
        </table:table-row>
        <table:table-row table:style-name="ro5" table:number-rows-repeated="104852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Patch dupes" table:style-name="ta2">
        <office:forms form:automatic-focus="false" form:apply-design-mode="false"/>
        <table:table-column table:style-name="co14" table:default-cell-style-name="ce17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17"/>
        <table:table-column table:style-name="co26" table:default-cell-style-name="ce17"/>
        <table:table-column table:style-name="co18" table:default-cell-style-name="ce21"/>
        <table:table-row table:style-name="ro6">
          <table:table-cell table:style-name="ce36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23"/>
          <table:table-cell table:style-name="ce24" office:value-type="string" calcext:value-type="string">
            <text:p>Yamaha PSS-790</text:p>
          </table:table-cell>
          <table:table-cell table:style-name="ce37" office:value-type="string" calcext:value-type="string">
            <text:p>GM #</text:p>
          </table:table-cell>
          <table:table-cell table:style-name="ce37"/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/>
          <table:table-cell table:style-name="ce17" table:number-columns-repeated="3"/>
          <table:table-cell table:number-columns-repeated="3"/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string" calcext:value-type="string">
            <text:p>Percuss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at to do?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table:style-name="ce17"/>
          <table:table-cell table:style-name="ce17" office:value-type="string" calcext:value-type="string">
            <text:p>Synth Piano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string" calcext:value-type="string">
            <text:p>Synth Piano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. Grand Piano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style-name="ce17" office:value-type="string" calcext:value-type="string">
            <text:p>Honkytonk Pia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nky-tonk Piano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Electric Piano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table:style-name="ce17"/>
          <table:table-cell table:style-name="ce17" office:value-type="string" calcext:value-type="string">
            <text:p>Electric Piano 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Harpsichord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table:style-name="ce17"/>
          <table:table-cell table:style-name="ce17" office:value-type="string" calcext:value-type="string">
            <text:p>Harpsichord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Clavi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table:style-name="ce17"/>
          <table:table-cell table:style-name="ce17" office:value-type="string" calcext:value-type="string">
            <text:p>Synth Piano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table:style-name="ce17"/>
          <table:table-cell table:style-name="ce17" office:value-type="string" calcext:value-type="string">
            <text:p>Synth Piano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Celest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style-name="ce17" office:value-type="string" calcext:value-type="string">
            <text:p>Glockenspiel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table:style-name="ce17"/>
          <table:table-cell table:style-name="ce17" office:value-type="string" calcext:value-type="string">
            <text:p>Music Bo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sic Box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Vibraphon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ibraphone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7" office:value-type="string" calcext:value-type="string">
            <text:p>Marimb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arimba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17" office:value-type="string" calcext:value-type="string">
            <text:p>Xylophon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Jazz Organ 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rawbar Organ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7" office:value-type="string" calcext:value-type="string">
            <text:p>Tremolo Orga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ercussive Organ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table:style-name="ce17"/>
          <table:table-cell table:style-name="ce17" office:value-type="string" calcext:value-type="string">
            <text:p>Jazz Organ 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ock Organ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ipe Organ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17"/>
          <table:table-cell table:style-name="ce17" office:value-type="string" calcext:value-type="string">
            <text:p>Full Organ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table:style-name="ce17"/>
          <table:table-cell table:style-name="ce17" office:value-type="string" calcext:value-type="string">
            <text:p>Reed Orga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ed Orga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17"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armonica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7"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17"/>
          <table:table-cell table:style-name="ce17" office:value-type="string" calcext:value-type="string">
            <text:p>Gut Guita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table:style-name="ce17"/>
          <table:table-cell table:style-name="ce17" office:value-type="string" calcext:value-type="string">
            <text:p>Mute Guitar Ech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table:style-name="ce17"/>
          <table:table-cell table:style-name="ce17" office:value-type="string" calcext:value-type="string">
            <text:p>Gut Guitar Ech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table:style-name="ce17"/>
          <table:table-cell table:style-name="ce17" office:value-type="string" calcext:value-type="string">
            <text:p>Steel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string" calcext:value-type="string">
            <text:p>Folk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string" calcext:value-type="string">
            <text:p>Ukulel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17"/>
          <table:table-cell table:style-name="ce17" office:value-type="string" calcext:value-type="string">
            <text:p>12-string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office:value-type="string" calcext:value-type="string">
            <text:p>Jazz Guita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17"/>
          <table:table-cell table:style-name="ce17" office:value-type="string" calcext:value-type="string">
            <text:p>Jazz Guitar Ech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17" office:value-type="string" calcext:value-type="string">
            <text:p>Tremolo Guita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table:style-name="ce17"/>
          <table:table-cell table:style-name="ce17" office:value-type="string" calcext:value-type="string">
            <text:p>Elec Guitar Flang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table:style-name="ce17"/>
          <table:table-cell table:style-name="ce17" office:value-type="string" calcext:value-type="string">
            <text:p>Elec Guitar Ech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style-name="ce17" office:value-type="string" calcext:value-type="string">
            <text:p>Banjo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17"/>
          <table:table-cell table:style-name="ce17" office:value-type="string" calcext:value-type="string">
            <text:p>Mute Guita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17" office:value-type="string" calcext:value-type="string">
            <text:p>Distortion Guit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stortion Guitar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table:style-name="ce17"/>
          <table:table-cell table:style-name="ce17" office:value-type="string" calcext:value-type="string">
            <text:p>Dist Guitar Flang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stortion Guitar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Wood Bass 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coustic Bass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17" office:value-type="string" calcext:value-type="string">
            <text:p>Elec Bass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Elec. Bass (finger)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17"/>
          <table:table-cell table:style-name="ce17" office:value-type="string" calcext:value-type="string">
            <text:p>Pick Bas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lec. Bass (pick)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17" office:value-type="string" calcext:value-type="string">
            <text:p>Fretless Bas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retless Bass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table:style-name="ce17"/>
          <table:table-cell table:style-name="ce17" office:value-type="string" calcext:value-type="string">
            <text:p>Slap Bas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ap Bass 1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table:style-name="ce17"/>
          <table:table-cell table:style-name="ce17" office:value-type="string" calcext:value-type="string">
            <text:p>Mute Bass Echo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ap Bass 1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17"/>
          <table:table-cell table:style-name="ce17" office:value-type="string" calcext:value-type="string">
            <text:p>Mute Bas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lap Bass 2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17"/>
          <table:table-cell table:style-name="ce17" office:value-type="string" calcext:value-type="string">
            <text:p>Synth Bass 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ynth Bass 1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table:style-name="ce17"/>
          <table:table-cell table:style-name="ce17" office:value-type="string" calcext:value-type="string">
            <text:p>Synth Bass 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ynth Bass 2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7" office:value-type="string" calcext:value-type="string">
            <text:p>Violin 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17" office:value-type="string" calcext:value-type="string">
            <text:p>Violin 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17" office:value-type="string" calcext:value-type="string">
            <text:p>Wood Bass 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Viola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7" office:value-type="string" calcext:value-type="string">
            <text:p>Cello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style-name="ce17" office:value-type="string" calcext:value-type="string">
            <text:p>Bowed Bas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ntrabass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table:style-name="ce17"/>
          <table:table-cell table:style-name="ce17" office:value-type="string" calcext:value-type="string">
            <text:p>Pizzicato Violi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table:style-name="ce17"/>
          <table:table-cell table:style-name="ce17" office:value-type="string" calcext:value-type="string">
            <text:p>Pizzicato String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17" office:value-type="string" calcext:value-type="string">
            <text:p>Har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table:style-name="ce17"/>
          <table:table-cell table:style-name="ce17" office:value-type="string" calcext:value-type="string">
            <text:p>Timpani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17" office:value-type="string" calcext:value-type="string">
            <text:p>Strings 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string" calcext:value-type="string">
            <text:p>Strings 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tring Ensemble 2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table:style-name="ce17"/>
          <table:table-cell table:style-name="ce17" office:value-type="string" calcext:value-type="string">
            <text:p>Synth Strings 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17"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ynth Strings 1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table:style-name="ce17"/>
          <table:table-cell table:style-name="ce17" office:value-type="string" calcext:value-type="string">
            <text:p>Synth Strings 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ynth Strings 2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hoir Aahs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8"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table:style-name="ce17"/>
          <table:table-cell table:style-name="ce17" office:value-type="string" calcext:value-type="string">
            <text:p>Orchestra Hit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7" office:value-type="string" calcext:value-type="string">
            <text:p>Trump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8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office:value-type="string" calcext:value-type="string">
            <text:p>Trumpet Echo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7" office:value-type="string" calcext:value-type="string">
            <text:p>Trombon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8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17" office:value-type="string" calcext:value-type="string">
            <text:p>Mute Trumpet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17"/>
          <table:table-cell table:style-name="ce17" office:value-type="string" calcext:value-type="string">
            <text:p>Mute Trumpet Echo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7" office:value-type="string" calcext:value-type="string">
            <text:p>Hor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rench Horn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table:style-name="ce17"/>
          <table:table-cell table:style-name="ce17" office:value-type="string" calcext:value-type="string">
            <text:p>Brass Ensembl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17"/>
          <table:table-cell table:style-name="ce17" office:value-type="string" calcext:value-type="string">
            <text:p>Brass Hit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Synth Brass 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17"/>
          <table:table-cell table:style-name="ce17" office:value-type="string" calcext:value-type="string">
            <text:p>Synth Brass 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table:style-name="ce17"/>
          <table:table-cell table:style-name="ce17" office:value-type="string" calcext:value-type="string">
            <text:p>Synth Brass 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Synth Brass 2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1" calcext:value-type="float">
            <text:p>101</text:p>
          </table:table-cell>
          <table:table-cell table:style-name="ce17"/>
          <table:table-cell table:style-name="ce17" office:value-type="string" calcext:value-type="string">
            <text:p>Soprano Sax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prano Sax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17" office:value-type="string" calcext:value-type="string">
            <text:p>Alto Sax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lto Sax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02" calcext:value-type="float">
            <text:p>102</text:p>
          </table:table-cell>
          <table:table-cell table:style-name="ce17"/>
          <table:table-cell table:style-name="ce17" office:value-type="string" calcext:value-type="string">
            <text:p>Tenor Sax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enor Sax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17"/>
          <table:table-cell table:style-name="ce17"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table:style-name="ce17"/>
          <table:table-cell table:style-name="ce17" office:value-type="string" calcext:value-type="string">
            <text:p>Flugelhorn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nglish Horn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ce17" office:value-type="string" calcext:value-type="string">
            <text:p>Bassoo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table:style-name="ce17"/>
          <table:table-cell table:style-name="ce17" office:value-type="string" calcext:value-type="string">
            <text:p>Woodwind Ensembl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assoon (?)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Clarinet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office:value-type="string" calcext:value-type="string">
            <text:p>Synth Reed 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table:style-name="ce17"/>
          <table:table-cell table:style-name="ce17" office:value-type="string" calcext:value-type="string">
            <text:p>Synth Reed 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table:style-name="ce17"/>
          <table:table-cell table:style-name="ce17" office:value-type="string" calcext:value-type="string">
            <text:p>Synth Reed 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03" calcext:value-type="float">
            <text:p>103</text:p>
          </table:table-cell>
          <table:table-cell table:style-name="ce17"/>
          <table:table-cell table:style-name="ce17" office:value-type="string" calcext:value-type="string">
            <text:p>Piccolo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office:value-type="string" calcext:value-type="string">
            <text:p>Flut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17" office:value-type="string" calcext:value-type="string">
            <text:p>Synth Flute 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lute (?)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38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table:style-name="ce17"/>
          <table:table-cell table:style-name="ce17" office:value-type="string" calcext:value-type="string">
            <text:p>Recorde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corder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99" calcext:value-type="float">
            <text:p>99</text:p>
          </table:table-cell>
          <table:table-cell table:style-name="ce17"/>
          <table:table-cell table:style-name="ce17" office:value-type="string" calcext:value-type="string">
            <text:p>SINE WAVE???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8"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table:style-name="ce17"/>
          <table:table-cell table:style-name="ce17" office:value-type="string" calcext:value-type="string">
            <text:p>Synth Flute 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38" office:value-type="string" calcext:value-type="string">
            <text:p>Blown Bottle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38" office:value-type="string" calcext:value-type="string">
            <text:p>Shakuhachi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table:style-name="ce17"/>
          <table:table-cell table:style-name="ce17" office:value-type="string" calcext:value-type="string">
            <text:p>Samba Whistl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Whistle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Lead 4 (chiff)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ead 5 (charang)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office:value-type="string" calcext:value-type="string">
            <text:p>Synth Pan Voic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Lead 6 (voice)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d 2 (warm)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table:style-name="ce17"/>
          <table:table-cell table:style-name="ce17" office:value-type="string" calcext:value-type="string">
            <text:p>Synth Choru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d 4 (choir)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96" calcext:value-type="float">
            <text:p>96</text:p>
          </table:table-cell>
          <table:table-cell table:style-name="ce17"/>
          <table:table-cell table:style-name="ce17" office:value-type="string" calcext:value-type="string">
            <text:p>Choru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d 4 (choir)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97" calcext:value-type="float">
            <text:p>9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FX 3 (crystal)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table:style-name="ce17"/>
          <table:table-cell table:style-name="ce17" office:value-type="string" calcext:value-type="string">
            <text:p>Fantasy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FX 4 (atmosphere ?)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8"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8" office:value-type="string" calcext:value-type="string">
            <text:p>FX 3 (crystal)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7" office:value-type="string" calcext:value-type="string">
            <text:p>Steel Drum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eel Drums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8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8" office:value-type="string" calcext:value-type="string">
            <text:p>Applaus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8" office:value-type="string" calcext:value-type="string">
            <text:p>Gunshot</text:p>
          </table:table-cell>
        </table:table-row>
        <table:table-row table:style-name="ro6" table:number-rows-repeated="1048445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M_PSS-790_Patches" table:style-name="ta2">
        <office:forms form:automatic-focus="false" form:apply-design-mode="false"/>
        <table:table-column table:style-name="co14" table:default-cell-style-name="ce17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17"/>
        <table:table-column table:style-name="co26" table:default-cell-style-name="ce17"/>
        <table:table-column table:style-name="co18" table:default-cell-style-name="ce21"/>
        <table:table-row table:style-name="ro6">
          <table:table-cell table:style-name="ce36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23"/>
          <table:table-cell table:style-name="ce24" office:value-type="string" calcext:value-type="string">
            <text:p>Yamaha PSS-790</text:p>
          </table:table-cell>
          <table:table-cell table:style-name="ce37" office:value-type="string" calcext:value-type="string">
            <text:p>GM #</text:p>
          </table:table-cell>
          <table:table-cell table:style-name="ce37"/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/>
          <table:table-cell table:style-name="ce17" table:number-columns-repeated="3"/>
          <table:table-cell table:number-columns-repeated="3"/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Synth Brass 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Jazz Organ 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rawbar Organ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ipe Organ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Harpsichord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Electric Piano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Celest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Vibraphon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ibraphone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7" office:value-type="string" calcext:value-type="string">
            <text:p>Marimb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arimba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7" office:value-type="string" calcext:value-type="string">
            <text:p>Steel Drum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eel Drums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7" office:value-type="string" calcext:value-type="string">
            <text:p>Violin 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7" office:value-type="string" calcext:value-type="string">
            <text:p>Cello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office:value-type="string" calcext:value-type="string">
            <text:p>Jazz Guita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17" office:value-type="string" calcext:value-type="string">
            <text:p>Distortion Guit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stortion Guitar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Wood Bass 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coustic Bass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7" office:value-type="string" calcext:value-type="string">
            <text:p>Trump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7" office:value-type="string" calcext:value-type="string">
            <text:p>Trombon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7" office:value-type="string" calcext:value-type="string">
            <text:p>Hor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rench Horn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17" office:value-type="string" calcext:value-type="string">
            <text:p>Alto Sax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lto Sax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Clarinet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office:value-type="string" calcext:value-type="string">
            <text:p>Flut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ce17" office:value-type="string" calcext:value-type="string">
            <text:p>Bassoo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17"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armonica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table:style-name="ce17"/>
          <table:table-cell table:style-name="ce17" office:value-type="string" calcext:value-type="string">
            <text:p>Music Bo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sic Box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style-name="ce17" office:value-type="string" calcext:value-type="string">
            <text:p>Honkytonk Pia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nky-tonk Piano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table:style-name="ce17"/>
          <table:table-cell table:style-name="ce17" office:value-type="string" calcext:value-type="string">
            <text:p>Jazz Organ 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ock Organ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7" office:value-type="string" calcext:value-type="string">
            <text:p>Tremolo Orga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ercussive Organ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17"/>
          <table:table-cell table:style-name="ce17" office:value-type="string" calcext:value-type="string">
            <text:p>Full Organ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Clavi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7"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style-name="ce17" office:value-type="string" calcext:value-type="string">
            <text:p>Glockenspiel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table:style-name="ce17"/>
          <table:table-cell table:style-name="ce17" office:value-type="string" calcext:value-type="string">
            <text:p>Steel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style-name="ce17" office:value-type="string" calcext:value-type="string">
            <text:p>Banjo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style-name="ce17" office:value-type="string" calcext:value-type="string">
            <text:p>Bowed Bas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string" calcext:value-type="string">
            <text:p>Folk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17" office:value-type="string" calcext:value-type="string">
            <text:p>Har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17" office:value-type="string" calcext:value-type="string">
            <text:p>Elec Bass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Elec. Bass (finger)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table:style-name="ce17"/>
          <table:table-cell table:style-name="ce17" office:value-type="string" calcext:value-type="string">
            <text:p>Slap Bas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ap Bass 1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string" calcext:value-type="string">
            <text:p>Ukulel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17" office:value-type="string" calcext:value-type="string">
            <text:p>Strings 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ntrabass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17" office:value-type="string" calcext:value-type="string">
            <text:p>Mute Trumpet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office:value-type="string" calcext:value-type="string">
            <text:p>Synth Reed 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17" office:value-type="string" calcext:value-type="string">
            <text:p>Synth Flute 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lute (?)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table:style-name="ce17"/>
          <table:table-cell table:style-name="ce17" office:value-type="string" calcext:value-type="string">
            <text:p>Reed Orga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ed Organ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string" calcext:value-type="string">
            <text:p>Strings 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tring Ensemble 2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17"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hoir Aahs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table:style-name="ce17"/>
          <table:table-cell table:style-name="ce17" office:value-type="string" calcext:value-type="string">
            <text:p>Harpsichord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table:style-name="ce17"/>
          <table:table-cell table:style-name="ce17" office:value-type="string" calcext:value-type="string">
            <text:p>Electric Piano 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8"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8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8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17"/>
          <table:table-cell table:style-name="ce17" office:value-type="string" calcext:value-type="string">
            <text:p>Synth Bass 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ynth Bass 1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17" office:value-type="string" calcext:value-type="string">
            <text:p>Xylophon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string" calcext:value-type="string">
            <text:p>Synth Piano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. Grand Piano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table:style-name="ce17"/>
          <table:table-cell table:style-name="ce17" office:value-type="string" calcext:value-type="string">
            <text:p>Fantasy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FX 4 (atmosphere ?)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table:style-name="ce17"/>
          <table:table-cell table:style-name="ce17" office:value-type="string" calcext:value-type="string">
            <text:p>Pizzicato Violi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table:style-name="ce17"/>
          <table:table-cell table:style-name="ce17" office:value-type="string" calcext:value-type="string">
            <text:p>Timpani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17" office:value-type="string" calcext:value-type="string">
            <text:p>Violin 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17"/>
          <table:table-cell table:style-name="ce17"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17" office:value-type="string" calcext:value-type="string">
            <text:p>Tremolo Guita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17"/>
          <table:table-cell table:style-name="ce17" office:value-type="string" calcext:value-type="string">
            <text:p>Mute Guita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17"/>
          <table:table-cell table:style-name="ce17" office:value-type="string" calcext:value-type="string">
            <text:p>12-string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17"/>
          <table:table-cell table:style-name="ce17" office:value-type="string" calcext:value-type="string">
            <text:p>Gut Guita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38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8"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38" office:value-type="string" calcext:value-type="string">
            <text:p>Blown Bottle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38" office:value-type="string" calcext:value-type="string">
            <text:p>Shakuhachi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table:style-name="ce17"/>
          <table:table-cell table:style-name="ce17" office:value-type="string" calcext:value-type="string">
            <text:p>Pizzicato String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17"/>
          <table:table-cell table:style-name="ce17" office:value-type="string" calcext:value-type="string">
            <text:p>Pick Bas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lec. Bass (pick)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17" office:value-type="string" calcext:value-type="string">
            <text:p>Fretless Bas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retless Bass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17" office:value-type="string" calcext:value-type="string">
            <text:p>Wood Bass 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Viola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table:style-name="ce17"/>
          <table:table-cell table:style-name="ce17" office:value-type="string" calcext:value-type="string">
            <text:p>Synth Brass 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Lead 4 (chiff)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ead 5 (charang)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table:style-name="ce17"/>
          <table:table-cell table:style-name="ce17" office:value-type="string" calcext:value-type="string">
            <text:p>Synth Reed 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table:style-name="ce17"/>
          <table:table-cell table:style-name="ce17" office:value-type="string" calcext:value-type="string">
            <text:p>Synth Bass 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ynth Bass 2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table:style-name="ce17"/>
          <table:table-cell table:style-name="ce17" office:value-type="string" calcext:value-type="string">
            <text:p>Flugelhorn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nglish Horn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table:style-name="ce17"/>
          <table:table-cell table:style-name="ce17" office:value-type="string" calcext:value-type="string">
            <text:p>Recorde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d 2 (warm)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table:style-name="ce17"/>
          <table:table-cell table:style-name="ce17" office:value-type="string" calcext:value-type="string">
            <text:p>Orchestra Hit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table:style-name="ce17"/>
          <table:table-cell table:style-name="ce17" office:value-type="string" calcext:value-type="string">
            <text:p>Samba Whistl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Whistle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table:style-name="ce17"/>
          <table:table-cell table:style-name="ce17" office:value-type="string" calcext:value-type="string">
            <text:p>Brass Ensembl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table:style-name="ce17"/>
          <table:table-cell table:style-name="ce17" office:value-type="string" calcext:value-type="string">
            <text:p>Woodwind Ensembl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assoon (?)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table:style-name="ce17"/>
          <table:table-cell table:style-name="ce17" office:value-type="string" calcext:value-type="string">
            <text:p>Synth Choru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d 4 (choir)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table:style-name="ce17"/>
          <table:table-cell table:style-name="ce17" office:value-type="string" calcext:value-type="string">
            <text:p>Synth Piano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ght Acoustic Piano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96" calcext:value-type="float">
            <text:p>96</text:p>
          </table:table-cell>
          <table:table-cell table:style-name="ce17"/>
          <table:table-cell table:style-name="ce17" office:value-type="string" calcext:value-type="string">
            <text:p>Choru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d 4 (choir)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97" calcext:value-type="float">
            <text:p>9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FX 3 (crystal)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99" calcext:value-type="float">
            <text:p>99</text:p>
          </table:table-cell>
          <table:table-cell table:style-name="ce17"/>
          <table:table-cell table:style-name="ce17" office:value-type="string" calcext:value-type="string">
            <text:p>SINE WAVE???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corder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string" calcext:value-type="string">
            <text:p>Percuss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at to do?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1" calcext:value-type="float">
            <text:p>101</text:p>
          </table:table-cell>
          <table:table-cell table:style-name="ce17"/>
          <table:table-cell table:style-name="ce17" office:value-type="string" calcext:value-type="string">
            <text:p>Soprano Sax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prano Sax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02" calcext:value-type="float">
            <text:p>102</text:p>
          </table:table-cell>
          <table:table-cell table:style-name="ce17"/>
          <table:table-cell table:style-name="ce17" office:value-type="string" calcext:value-type="string">
            <text:p>Tenor Sax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enor Sax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03" calcext:value-type="float">
            <text:p>103</text:p>
          </table:table-cell>
          <table:table-cell table:style-name="ce17"/>
          <table:table-cell table:style-name="ce17" office:value-type="string" calcext:value-type="string">
            <text:p>Piccolo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iccolo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17"/>
          <table:table-cell table:style-name="ce17" office:value-type="string" calcext:value-type="string">
            <text:p>Brass Hit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8"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8" office:value-type="string" calcext:value-type="string">
            <text:p>FX 3 (crystal)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table:style-name="ce17"/>
          <table:table-cell table:style-name="ce17" office:value-type="string" calcext:value-type="string">
            <text:p>Mute Bass Echo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ap Bass 1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table:style-name="ce17"/>
          <table:table-cell table:style-name="ce17" office:value-type="string" calcext:value-type="string">
            <text:p>Dist Guitar Flang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stortion Guitar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table:style-name="ce17"/>
          <table:table-cell table:style-name="ce17" office:value-type="string" calcext:value-type="string">
            <text:p>Synth Strings 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ynth Strings 2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table:style-name="ce17"/>
          <table:table-cell table:style-name="ce17" office:value-type="string" calcext:value-type="string">
            <text:p>Synth Piano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office:value-type="string" calcext:value-type="string">
            <text:p>Synth Pan Voic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Lead 6 (voice)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table:style-name="ce17"/>
          <table:table-cell table:style-name="ce17" office:value-type="string" calcext:value-type="string">
            <text:p>Synth Flute 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table:style-name="ce17"/>
          <table:table-cell table:style-name="ce17" office:value-type="string" calcext:value-type="string">
            <text:p>Synth Reed 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17"/>
          <table:table-cell table:style-name="ce17" office:value-type="string" calcext:value-type="string">
            <text:p>Mute Bas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lap Bass 2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17"/>
          <table:table-cell table:style-name="ce17" office:value-type="string" calcext:value-type="string">
            <text:p>Synth Brass 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table:style-name="ce17"/>
          <table:table-cell table:style-name="ce17" office:value-type="string" calcext:value-type="string">
            <text:p>Mute Guitar Ech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table:style-name="ce17"/>
          <table:table-cell table:style-name="ce17" office:value-type="string" calcext:value-type="string">
            <text:p>Synth Piano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office:value-type="string" calcext:value-type="string">
            <text:p>Trumpet Echo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table:style-name="ce17"/>
          <table:table-cell table:style-name="ce17" office:value-type="string" calcext:value-type="string">
            <text:p>Synth Strings 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17"/>
          <table:table-cell table:style-name="ce17" office:value-type="string" calcext:value-type="string">
            <text:p>Mute Trumpet Echo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table:style-name="ce17"/>
          <table:table-cell table:style-name="ce17" office:value-type="string" calcext:value-type="string">
            <text:p>Elec Guitar Flang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17"/>
          <table:table-cell table:style-name="ce17" office:value-type="string" calcext:value-type="string">
            <text:p>Jazz Guitar Ech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table:style-name="ce17"/>
          <table:table-cell table:style-name="ce17" office:value-type="string" calcext:value-type="string">
            <text:p>Elec Guitar Ech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table:style-name="ce17"/>
          <table:table-cell table:style-name="ce17" office:value-type="string" calcext:value-type="string">
            <text:p>Gut Guitar Ech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8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8" office:value-type="string" calcext:value-type="string">
            <text:p>Applaus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8" office:value-type="string" calcext:value-type="string">
            <text:p>Gunshot</text:p>
          </table:table-cell>
        </table:table-row>
        <table:table-row table:style-name="ro6" table:number-rows-repeated="1048445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M_Freepat_Drums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ce22"/>
        <table:table-column table:style-name="co30" table:default-cell-style-name="ce42"/>
        <table:table-column table:style-name="co31" table:default-cell-style-name="ce43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6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40" office:value-type="string" calcext:value-type="string">
            <text:p>Freepat (Timidity) Drum Name</text:p>
          </table:table-cell>
          <table:table-cell table:style-name="ce41" office:value-type="string" calcext:value-type="string">
            <text:p>GM Match #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Snare_Roll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Snap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High_Q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Sticks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Square_Click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Metronome_Click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Metronome_Bell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office:value-type="string" calcext:value-type="string">
            <text:p>Kick_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office:value-type="string" calcext:value-type="string">
            <text:p>Kick_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office:value-type="string" calcext:value-type="string">
            <text:p>Stick_Rim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office:value-type="string" calcext:value-type="string">
            <text:p>Snare_1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office:value-type="string" calcext:value-type="string">
            <text:p>Clap_Hand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Snare_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office:value-type="string" calcext:value-type="string">
            <text:p>Tom_Low_2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Hi-Hat_Closed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office:value-type="string" calcext:value-type="string">
            <text:p>Tom_Low_1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office:value-type="string" calcext:value-type="string">
            <text:p>Hi-Hat_Pedal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Tom_Mid_2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office:value-type="string" calcext:value-type="string">
            <text:p>Hi-Hat_Open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office:value-type="string" calcext:value-type="string">
            <text:p>Tom_Mid_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Tom_High_2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Cymbal_Crash_1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Tom_High_1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office:value-type="string" calcext:value-type="string">
            <text:p>Cymbal_Ride_1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office:value-type="string" calcext:value-type="string">
            <text:p>Cymbal_Chinese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office:value-type="string" calcext:value-type="string">
            <text:p>Cymbal_Ride_Bell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Tombourine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Cymbal_Splash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Cow_Bell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office:value-type="string" calcext:value-type="string">
            <text:p>Cymbal_Crash_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office:value-type="string" calcext:value-type="string">
            <text:p>Vibra-Slap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office:value-type="string" calcext:value-type="string">
            <text:p>Cymbal_Ride_2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Bongo_High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office:value-type="string" calcext:value-type="string">
            <text:p>Bongo_Low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office:value-type="string" calcext:value-type="string">
            <text:p>Conga_High_1_Mute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office:value-type="string" calcext:value-type="string">
            <text:p>Conga_High_2_Open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office:value-type="string" calcext:value-type="string">
            <text:p>Conga_Low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office:value-type="string" calcext:value-type="string">
            <text:p>Timbale_High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office:value-type="string" calcext:value-type="string">
            <text:p>Timbale_Low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office:value-type="string" calcext:value-type="string">
            <text:p>Agogo_High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Agogo_Low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office:value-type="string" calcext:value-type="string">
            <text:p>Whistle_1_High_Short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office:value-type="string" calcext:value-type="string">
            <text:p>Whistle_2_Low_Long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office:value-type="string" calcext:value-type="string">
            <text:p>Guiro_1_Short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office:value-type="string" calcext:value-type="string">
            <text:p>Guiro_2_Long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office:value-type="string" calcext:value-type="string">
            <text:p>Wood_Block_1_High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office:value-type="string" calcext:value-type="string">
            <text:p>Wood_Block_2_Low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office:value-type="string" calcext:value-type="string">
            <text:p>Cuica_1_Mute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office:value-type="string" calcext:value-type="string">
            <text:p>Cuica_2_Open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office:value-type="string" calcext:value-type="string">
            <text:p>Triangle_1_Mute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office:value-type="string" calcext:value-type="string">
            <text:p>Triangle_2_Open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office:value-type="string" calcext:value-type="string">
            <text:p>Shaker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office:value-type="string" calcext:value-type="string">
            <text:p>Belltree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6"/>
        </table:table-row>
        <table:table-row table:style-name="ro6" table:number-rows-repeated="1048513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GM_Freepat_Patches" table:style-name="ta2">
        <table:table-column table:style-name="co37" table:default-cell-style-name="Default"/>
        <table:table-column table:style-name="co38" table:default-cell-style-name="Default"/>
        <table:table-column table:style-name="co39" table:default-cell-style-name="ce22"/>
        <table:table-column table:style-name="co40" table:default-cell-style-name="ce22"/>
        <table:table-column table:style-name="co18" table:default-cell-style-name="Default"/>
        <table:table-row table:style-name="ro6">
          <table:table-cell table:style-name="ce24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45" office:value-type="string" calcext:value-type="string">
            <text:p>Timidity Freepat</text:p>
          </table:table-cell>
          <table:table-cell table:style-name="ce37" office:value-type="string" calcext:value-type="string">
            <text:p>GM #</text:p>
          </table:table-cell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 table:style-name="ce17" table:number-columns-repeated="2"/>
          <table:table-cell table:number-columns-repeated="3"/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coustic_Grand_Piano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coustic Grand Piano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oustic_Brite_Pian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Electric_Grand_Piano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lectric Grand Piano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Electric_Piano_1_Rhodes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Electric_Piano_2_Chorused_Yamaha_DX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Clavinet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Tubular_Bells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22" office:value-type="string" calcext:value-type="string">
            <text:p>Dulcimer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Hammond_Organ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Church_Organ</text:p>
          </table:table-cell>
          <table:table-cell table:style-name="ce17" office:value-type="float" office:value="19" calcext:value-type="float">
            <text:p>19</text:p>
          </table:table-cell>
          <table:table-cell table:style-name="ce22" office:value-type="string" calcext:value-type="string">
            <text:p>Church_Organ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Accordio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Accordion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Tango_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string" calcext:value-type="string">
            <text:p>Tango_Accordion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Nylon_Guitar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string" calcext:value-type="string">
            <text:p>Nylon_Guitar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Steel_Guitar</text:p>
          </table:table-cell>
          <table:table-cell table:style-name="ce17" office:value-type="float" office:value="25" calcext:value-type="float">
            <text:p>25</text:p>
          </table:table-cell>
          <table:table-cell table:style-name="ce22" office:value-type="string" calcext:value-type="string">
            <text:p>Steel_Guitar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Jazz_Guitar</text:p>
          </table:table-cell>
          <table:table-cell table:style-name="ce17" office:value-type="float" office:value="26" calcext:value-type="float">
            <text:p>26</text:p>
          </table:table-cell>
          <table:table-cell table:style-name="ce22" office:value-type="string" calcext:value-type="string">
            <text:p>Jazz_Guitar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Clean_Electric_Guitar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string" calcext:value-type="string">
            <text:p>Clean_Electric_Guitar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Muted_Electric_Guitar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Overdriven_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22" office:value-type="string" calcext:value-type="string">
            <text:p>Overdriven_Guitar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Distortion_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22" office:value-type="string" calcext:value-type="string">
            <text:p>Distortion_Guitar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Acoustic_Bass</text:p>
          </table:table-cell>
          <table:table-cell table:style-name="ce17" office:value-type="float" office:value="32" calcext:value-type="float">
            <text:p>32</text:p>
          </table:table-cell>
          <table:table-cell table:style-name="ce22" office:value-type="string" calcext:value-type="string">
            <text:p>Acoustic_Bass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Finger_Bass</text:p>
          </table:table-cell>
          <table:table-cell table:style-name="ce17" office:value-type="float" office:value="33" calcext:value-type="float">
            <text:p>33</text:p>
          </table:table-cell>
          <table:table-cell table:style-name="ce22" office:value-type="string" calcext:value-type="string">
            <text:p>Finger_Bass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Pick_Bass</text:p>
          </table:table-cell>
          <table:table-cell table:style-name="ce17" office:value-type="float" office:value="34" calcext:value-type="float">
            <text:p>34</text:p>
          </table:table-cell>
          <table:table-cell table:style-name="ce22" office:value-type="string" calcext:value-type="string">
            <text:p>Pick_Bass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Fretless_Bass</text:p>
          </table:table-cell>
          <table:table-cell table:style-name="ce17" office:value-type="float" office:value="35" calcext:value-type="float">
            <text:p>35</text:p>
          </table:table-cell>
          <table:table-cell table:style-name="ce22" office:value-type="string" calcext:value-type="string">
            <text:p>Fretless_Bass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Slap_Bass_1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string" calcext:value-type="string">
            <text:p>Slap_Bass_1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Slap_Bass_2</text:p>
          </table:table-cell>
          <table:table-cell table:style-name="ce17" office:value-type="float" office:value="37" calcext:value-type="float">
            <text:p>37</text:p>
          </table:table-cell>
          <table:table-cell table:style-name="ce22" office:value-type="string" calcext:value-type="string">
            <text:p>Slap_Bass_2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office:value-type="string" calcext:value-type="string">
            <text:p>Synth_Bass_1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Synth_Bass_1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Synth_Bass_1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Tremolo_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22" office:value-type="string" calcext:value-type="string">
            <text:p>Tremolo_Strings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Pizzicato_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22" office:value-type="string" calcext:value-type="string">
            <text:p>Pizzicato_Strings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arp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string" calcext:value-type="string">
            <text:p>Harp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22"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String_Ensemble_1_Marcato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Voice_Oohs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N/A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22" office:value-type="string" calcext:value-type="string">
            <text:p>Tuba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Muted_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string" calcext:value-type="string">
            <text:p>Muted_Trumpet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French_Horn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string" calcext:value-type="string">
            <text:p>French_Horn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Brass_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Soprano_Sax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string" calcext:value-type="string">
            <text:p>Soprano_Sax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Alto_Sax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string" calcext:value-type="string">
            <text:p>Alto_Sax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Tenor_Sax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string" calcext:value-type="string">
            <text:p>Tenor_Sax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office:value-type="string" calcext:value-type="string">
            <text:p>Baritone_Sax</text:p>
          </table:table-cell>
          <table:table-cell table:style-name="ce17" office:value-type="float" office:value="67" calcext:value-type="float">
            <text:p>67</text:p>
          </table:table-cell>
          <table:table-cell table:style-name="ce22" office:value-type="string" calcext:value-type="string">
            <text:p>Baritone_Sax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22"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office:value-type="string" calcext:value-type="string">
            <text:p>English_Horn</text:p>
          </table:table-cell>
          <table:table-cell table:style-name="ce17" office:value-type="float" office:value="69" calcext:value-type="float">
            <text:p>69</text:p>
          </table:table-cell>
          <table:table-cell table:style-name="ce22" office:value-type="string" calcext:value-type="string">
            <text:p>English_Horn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22"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22"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22"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22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Pan_Flute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string" calcext:value-type="string">
            <text:p>Pan_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Bottle_Blow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string" calcext:value-type="string">
            <text:p>Bottle_Blow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string" calcext:value-type="string">
            <text:p>Bottle_Blow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22" office:value-type="string" calcext:value-type="string">
            <text:p>Ocarina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Square_Wave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Square_Wave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Square_Wave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office:value-type="string" calcext:value-type="string">
            <text:p>Charang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New_Age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office:value-type="string" calcext:value-type="string">
            <text:p>Halo_Pad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string" calcext:value-type="string">
            <text:p>Halo_Pad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Sweep_Pad</text:p>
          </table:table-cell>
          <table:table-cell table:style-name="ce17" office:value-type="float" office:value="95" calcext:value-type="float">
            <text:p>95</text:p>
          </table:table-cell>
          <table:table-cell table:style-name="ce22" office:value-type="string" calcext:value-type="string">
            <text:p>Sweep_Pad</text:p>
          </table:table-cell>
        </table:table-row>
        <table:table-row table:style-name="ro6">
          <table:table-cell table:style-name="ce25" office:value-type="string" calcext:value-type="string">
            <text:p>FX 1 (rain)</text:p>
          </table:table-cell>
          <table:table-cell table:style-name="ce17"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string" calcext:value-type="string">
            <text:p>Halo_Pad</text:p>
          </table:table-cell>
        </table:table-row>
        <table:table-row table:style-name="ro6">
          <table:table-cell table:style-name="ce25" office:value-type="string" calcext:value-type="string">
            <text:p>FX 2 (soundtrack)</text:p>
          </table:table-cell>
          <table:table-cell table:style-name="ce17" office:value-type="float" office:value="97" calcext:value-type="float">
            <text:p>9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5" calcext:value-type="float">
            <text:p>95</text:p>
          </table:table-cell>
          <table:table-cell table:style-name="ce22" office:value-type="string" calcext:value-type="string">
            <text:p>Sweep_Pad</text:p>
          </table:table-cell>
        </table:table-row>
        <table:table-row table:style-name="ro6">
          <table:table-cell table:style-name="ce25" office:value-type="string" calcext:value-type="string">
            <text:p>FX 3 (crystal)</text:p>
          </table:table-cell>
          <table:table-cell table:style-name="ce17" office:value-type="float" office:value="98" calcext:value-type="float">
            <text:p>98</text:p>
          </table:table-cell>
          <table:table-cell office:value-type="string" calcext:value-type="string">
            <text:p>Crystal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4 (atmosphere)</text:p>
          </table:table-cell>
          <table:table-cell table:style-name="ce17" office:value-type="float" office:value="99" calcext:value-type="float">
            <text:p>9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5 (brightness)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6 (goblins)</text:p>
          </table:table-cell>
          <table:table-cell table:style-name="ce17" office:value-type="float" office:value="101" calcext:value-type="float">
            <text:p>101</text:p>
          </table:table-cell>
          <table:table-cell office:value-type="string" calcext:value-type="string">
            <text:p>Goblins--Unicorn</text:p>
          </table:table-cell>
          <table:table-cell table:style-name="ce17" office:value-type="float" office:value="101" calcext:value-type="float">
            <text:p>101</text:p>
          </table:table-cell>
          <table:table-cell table:style-name="ce22" office:value-type="string" calcext:value-type="string">
            <text:p>Goblins--Unicorn</text:p>
          </table:table-cell>
        </table:table-row>
        <table:table-row table:style-name="ro6">
          <table:table-cell table:style-name="ce25" office:value-type="string" calcext:value-type="string">
            <text:p>FX 7 (echoes)</text:p>
          </table:table-cell>
          <table:table-cell table:style-name="ce17" office:value-type="float" office:value="102" calcext:value-type="float">
            <text:p>102</text:p>
          </table:table-cell>
          <table:table-cell office:value-type="string" calcext:value-type="string">
            <text:p>Echo_Voice</text:p>
          </table:table-cell>
          <table:table-cell table:style-name="ce17" office:value-type="float" office:value="102" calcext:value-type="float">
            <text:p>102</text:p>
          </table:table-cell>
          <table:table-cell table:style-name="ce22" office:value-type="string" calcext:value-type="string">
            <text:p>Echo_Voice</text:p>
          </table:table-cell>
        </table:table-row>
        <table:table-row table:style-name="ro6">
          <table:table-cell table:style-name="ce25" office:value-type="string" calcext:value-type="string">
            <text:p>FX 8 (sci-fi)</text:p>
          </table:table-cell>
          <table:table-cell table:style-name="ce17" office:value-type="float" office:value="103" calcext:value-type="float">
            <text:p>10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01" calcext:value-type="float">
            <text:p>101</text:p>
          </table:table-cell>
          <table:table-cell table:style-name="ce22" office:value-type="string" calcext:value-type="string">
            <text:p>Goblins--Unicorn</text:p>
          </table:table-cell>
        </table:table-row>
        <table:table-row table:style-name="ro6">
          <table:table-cell table:style-name="ce17"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22" office:value-type="string" calcext:value-type="string">
            <text:p>Sitar</text:p>
          </table:table-cell>
        </table:table-row>
        <table:table-row table:style-name="ro6">
          <table:table-cell table:style-name="ce17"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17"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string" calcext:value-type="string">
            <text:p>Tenor_Sax</text:p>
          </table:table-cell>
        </table:table-row>
        <table:table-row table:style-name="ro6">
          <table:table-cell table:style-name="ce17"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office:value-type="string" calcext:value-type="string">
            <text:p>Steel_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office:value-type="string" calcext:value-type="string">
            <text:p>Wood_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22" office:value-type="string" calcext:value-type="string">
            <text:p>Wood_Block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office:value-type="string" calcext:value-type="string">
            <text:p>Guitar_Fret_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22" office:value-type="string" calcext:value-type="string">
            <text:p>Guitar_Fret_Noise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22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5" calcext:value-type="float">
            <text:p>115</text:p>
          </table:table-cell>
          <table:table-cell table:style-name="ce22" office:value-type="string" calcext:value-type="string">
            <text:p>Wood_Block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style-name="ce44" office:value-type="string" calcext:value-type="string">
            <text:p>An alternative to this mapping of Freepat is to use the Fluid3r_GM patches in Timidity.</text:p>
          </table:table-cell>
          <table:table-cell table:number-columns-repeated="4"/>
        </table:table-row>
        <table:table-row table:style-name="ro6" table:number-rows-repeated="1048443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>
        <table:named-range table:name="instrument" table:base-cell-address="$Patches.$F$2" table:cell-range-address="$Patches.$F$2"/>
      </table:named-expressions>
      <table:database-ranges>
        <table:database-range table:name="__Anonymous_Sheet_DB__2" table:target-range-address="'Drums dupes'.A2:'Drums dupes'.E52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'GM_PSS-790_Drums'.A2:'GM_PSS-790_Drums'.D52" table:contains-header="false" table:orientation="column"/>
        <table:database-range table:name="__Anonymous_Sheet_DB__4" table:target-range-address="'Patch dupes'.A3:'Patch dupes'.G13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">
      <number:number number:decimal-places="15" loext:min-decimal-places="0" number:min-integer-digits="1" number:decimal-replacement="" number:grouping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333333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333333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333333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333333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8:32:19.774123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its_20__28_via_20_Mapping_29_" style:display-name="PageStyle_kits (via Mapping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Notes" style:display-name="PageStyle_OLD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1$Linux_X86_64 LibreOffice_project/10m0$Build-1</meta:generator>
    <dc:date>2016-04-23T19:03:19.901397376</dc:date>
    <meta:editing-duration>PT6H39M48S</meta:editing-duration>
    <meta:editing-cycles>53</meta:editing-cycles>
    <meta:document-statistic meta:table-count="8" meta:cell-count="3914" meta:object-count="0"/>
  </office:meta>
</office:document-meta>
</file>